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41cm"/>
    </style:style>
    <style:style style:name="co3" style:family="table-column">
      <style:table-column-properties fo:break-before="auto" style:column-width="9.398cm"/>
    </style:style>
    <style:style style:name="co4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Default" style:data-style-name="N100">
      <style:table-cell-properties fo:border="0.99pt solid #000000"/>
    </style:style>
    <style:style style:name="ce19" style:family="table-cell" style:parent-style-name="Default">
      <style:table-cell-properties fo:border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Value">
      <style:table-cell-properties fo:border-bottom="none" fo:border-left="none" fo:border-right="none" fo:border-top="0.99pt solid #000000"/>
    </style:style>
    <style:style style:name="ce30" style:family="table-cell" style:parent-style-name="Pivot_20_Table_20_Value" style:data-style-name="N0"/>
    <style:style style:name="ce3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none"/>
    </style:style>
    <style:style style:name="ce3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44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4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83" style:family="table-cell" style:parent-style-name="Pivot_20_Table_20_Corner">
      <style:table-cell-properties fo:border-bottom="none" fo:border-left="none" fo:border-right="none" fo:border-top="2.01pt solid #000000"/>
    </style:style>
    <style:style style:name="ce86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87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88" style:family="table-cell" style:parent-style-name="Pivot_20_Table_20_Result" style:data-style-name="N0"/>
    <style:style style:name="ce89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9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9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04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85" style:family="table-cell" style:parent-style-name="Default" style:data-style-name="N99">
      <style:map style:condition="cell-content()=0" style:apply-style-name="Bad" style:base-cell-address="'Credit Summary'.C7"/>
    </style:style>
    <style:style style:name="ce106" style:family="table-cell" style:parent-style-name="Default" style:data-style-name="N99"/>
    <style:style style:name="ce105" style:family="table-cell" style:parent-style-name="Default">
      <style:table-cell-properties fo:background-color="#2a60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No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Approve for new user without Message Queue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Membership Setup … seem to stay in “Requested”, expect players didn’t approve the messag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jected after the board is closed, check for “Requested”</text:p>
          </table:table-cell>
          <table:table-cell office:value-type="string" calcext:value-type="string">
            <text:p>Should be solved by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l remaining doesn’t decrement credits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 request, reject returns the square to free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/>
          <table:table-cell office:value-type="string" calcext:value-type="string">
            <text:p>Freeze Grid at Numbers vs Te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 up messages_processing – remove unused cod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Requested” square are included in corner square value … should not be!</text:p>
          </table:table-cell>
          <table:table-cell/>
        </table:table-row>
      </table:table>
      <table:table table:name="Data" table:style-name="ta1">
        <office:forms form:automatic-focus="false" form:apply-design-mode="false"/>
        <table:table-column table:style-name="co1" table:number-columns-repeated="11" table:default-cell-style-name="ce3"/>
        <table:table-column table:style-name="co3" table:default-cell-style-name="ce3"/>
        <table:table-row table:style-name="ro2">
          <table:table-cell table:style-name="ce2" office:value-type="string" calcext:value-type="string">
            <text:p>Document ID</text:p>
          </table:table-cell>
          <table:table-cell table:style-name="ce2" office:value-type="string" calcext:value-type="string">
            <text:p>cid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redit</text:p>
          </table:table-cell>
          <table:table-cell table:style-name="ce2" office:value-type="string" calcext:value-type="string">
            <text:p>debit</text:p>
          </table:table-cell>
          <table:table-cell table:style-name="ce2" office:value-type="string" calcext:value-type="string">
            <text:p>docId</text:p>
          </table:table-cell>
          <table:table-cell table:style-name="ce2" office:value-type="string" calcext:value-type="string">
            <text:p>gid</text:p>
          </table:table-cell>
          <table:table-cell table:style-name="ce2" office:value-type="string" calcext:value-type="string">
            <text:p>ownerPid</text:p>
          </table:table-cell>
          <table:table-cell table:style-name="ce2" office:value-type="string" calcext:value-type="string">
            <text:p>playerPid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A000008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 11, 2024 at 6:09:04 PM UTC-6</text:p>
          </table:table-cell>
        </table:table-row>
        <table:table-row table:style-name="ro1">
          <table:table-cell office:value-type="string" calcext:value-type="string">
            <text:p>A000008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ptember 11, 2024 at 6:09:12 PM UTC-6</text:p>
          </table:table-cell>
        </table:table-row>
        <table:table-row table:style-name="ro1">
          <table:table-cell office:value-type="string" calcext:value-type="string">
            <text:p>A000008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tember 11, 2024 at 6:09:20 PM UTC-6</text:p>
          </table:table-cell>
        </table:table-row>
        <table:table-row table:style-name="ro1">
          <table:table-cell office:value-type="string" calcext:value-type="string">
            <text:p>A000008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" calcext:value-type="float">
            <text:p>89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ptember 11, 2024 at 6:09:24 PM UTC-6</text:p>
          </table:table-cell>
        </table:table-row>
        <table:table-row table:style-name="ro1">
          <table:table-cell office:value-type="string" calcext:value-type="string">
            <text:p>A000009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tember 11, 2024 at 6:09:29 PM UTC-6</text:p>
          </table:table-cell>
        </table:table-row>
        <table:table-row table:style-name="ro1">
          <table:table-cell office:value-type="string" calcext:value-type="string">
            <text:p>A000009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 11, 2024 at 6:09:35 PM UTC-6</text:p>
          </table:table-cell>
        </table:table-row>
        <table:table-row table:style-name="ro1">
          <table:table-cell office:value-type="string" calcext:value-type="string">
            <text:p>A000009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tember 11, 2024 at 6:09:42 PM UTC-6</text:p>
          </table:table-cell>
        </table:table-row>
        <table:table-row table:style-name="ro1">
          <table:table-cell office:value-type="string" calcext:value-type="string">
            <text:p>A000009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tember 11, 2024 at 6:09:47 PM UTC-6</text:p>
          </table:table-cell>
        </table:table-row>
        <table:table-row table:style-name="ro1">
          <table:table-cell office:value-type="string" calcext:value-type="string">
            <text:p>A000009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ptember 11, 2024 at 6:09:53 PM UTC-6</text:p>
          </table:table-cell>
        </table:table-row>
        <table:table-row table:style-name="ro1">
          <table:table-cell office:value-type="string" calcext:value-type="string">
            <text:p>A000009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5" calcext:value-type="float">
            <text:p>90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ptember 11, 2024 at 6:09:56 PM UTC-6</text:p>
          </table:table-cell>
        </table:table-row>
        <table:table-row table:style-name="ro1">
          <table:table-cell office:value-type="string" calcext:value-type="string">
            <text:p>A000009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ptember 11, 2024 at 6:10:21 PM UTC-6</text:p>
          </table:table-cell>
        </table:table-row>
        <table:table-row table:style-name="ro1">
          <table:table-cell office:value-type="string" calcext:value-type="string">
            <text:p>A000009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tember 11, 2024 at 6:10:24 PM UTC-6</text:p>
          </table:table-cell>
        </table:table-row>
        <table:table-row table:style-name="ro1">
          <table:table-cell office:value-type="string" calcext:value-type="string">
            <text:p>A000009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ptember 11, 2024 at 6:10:28 PM UTC-6</text:p>
          </table:table-cell>
        </table:table-row>
        <table:table-row table:style-name="ro1">
          <table:table-cell office:value-type="string" calcext:value-type="string">
            <text:p>A000009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9" calcext:value-type="float">
            <text:p>90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 11, 2024 at 6:10:31 PM UTC-6</text:p>
          </table:table-cell>
        </table:table-row>
        <table:table-row table:style-name="ro1">
          <table:table-cell office:value-type="string" calcext:value-type="string">
            <text:p>A000009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ptember 11, 2024 at 6:10:37 PM UTC-6</text:p>
          </table:table-cell>
        </table:table-row>
        <table:table-row table:style-name="ro1">
          <table:table-cell office:value-type="string" calcext:value-type="string">
            <text:p>A000009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 11, 2024 at 6:10:40 PM UTC-6</text:p>
          </table:table-cell>
        </table:table-row>
        <table:table-row table:style-name="ro1">
          <table:table-cell office:value-type="string" calcext:value-type="string">
            <text:p>A000009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2" calcext:value-type="float">
            <text:p>91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tember 11, 2024 at 6:10:43 PM UTC-6</text:p>
          </table:table-cell>
        </table:table-row>
        <table:table-row table:style-name="ro1">
          <table:table-cell office:value-type="string" calcext:value-type="string">
            <text:p>A000009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ptember 11, 2024 at 6:10:49 PM UTC-6</text:p>
          </table:table-cell>
        </table:table-row>
        <table:table-row table:style-name="ro1">
          <table:table-cell office:value-type="string" calcext:value-type="string">
            <text:p>A000009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tember 11, 2024 at 6:10:55 PM UTC-6</text:p>
          </table:table-cell>
        </table:table-row>
        <table:table-row table:style-name="ro1">
          <table:table-cell office:value-type="string" calcext:value-type="string">
            <text:p>A000009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 11, 2024 at 6:10:59 PM UTC-6</text:p>
          </table:table-cell>
        </table:table-row>
        <table:table-row table:style-name="ro1">
          <table:table-cell office:value-type="string" calcext:value-type="string">
            <text:p>A000009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 11, 2024 at 6:11:07 PM UTC-6</text:p>
          </table:table-cell>
        </table:table-row>
        <table:table-row table:style-name="ro1">
          <table:table-cell office:value-type="string" calcext:value-type="string">
            <text:p>A000009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7" calcext:value-type="float">
            <text:p>91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 11, 2024 at 6:11:10 PM UTC-6</text:p>
          </table:table-cell>
        </table:table-row>
        <table:table-row table:style-name="ro1">
          <table:table-cell office:value-type="string" calcext:value-type="string">
            <text:p>A000009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ptember 11, 2024 at 6:11:12 PM UTC-6</text:p>
          </table:table-cell>
        </table:table-row>
        <table:table-row table:style-name="ro1">
          <table:table-cell office:value-type="string" calcext:value-type="string">
            <text:p>A000009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11, 2024 at 6:11:15 PM UTC-6</text:p>
          </table:table-cell>
        </table:table-row>
        <table:table-row table:style-name="ro1">
          <table:table-cell office:value-type="string" calcext:value-type="string">
            <text:p>A000009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ptember 11, 2024 at 6:11:18 PM UTC-6</text:p>
          </table:table-cell>
        </table:table-row>
        <table:table-row table:style-name="ro1">
          <table:table-cell office:value-type="string" calcext:value-type="string">
            <text:p>A000009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ptember 11, 2024 at 6:11:22 PM UTC-6</text:p>
          </table:table-cell>
        </table:table-row>
        <table:table-row table:style-name="ro1">
          <table:table-cell office:value-type="string" calcext:value-type="string">
            <text:p>A000009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2" calcext:value-type="float">
            <text:p>92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 11, 2024 at 6:11:25 PM UTC-6</text:p>
          </table:table-cell>
        </table:table-row>
        <table:table-row table:style-name="ro1">
          <table:table-cell office:value-type="string" calcext:value-type="string">
            <text:p>A000009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ptember 11, 2024 at 6:11:28 PM UTC-6</text:p>
          </table:table-cell>
        </table:table-row>
        <table:table-row table:style-name="ro1">
          <table:table-cell office:value-type="string" calcext:value-type="string">
            <text:p>A000009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ptember 11, 2024 at 6:11:31 PM UTC-6</text:p>
          </table:table-cell>
        </table:table-row>
        <table:table-row table:style-name="ro1">
          <table:table-cell office:value-type="string" calcext:value-type="string">
            <text:p>A000009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tember 11, 2024 at 6:11:37 PM UTC-6</text:p>
          </table:table-cell>
        </table:table-row>
        <table:table-row table:style-name="ro1">
          <table:table-cell office:value-type="string" calcext:value-type="string">
            <text:p>A000009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11, 2024 at 6:14:05 PM UTC-6</text:p>
          </table:table-cell>
        </table:table-row>
        <table:table-row table:style-name="ro1">
          <table:table-cell office:value-type="string" calcext:value-type="string">
            <text:p>A000009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ptember 11, 2024 at 6:14:09 PM UTC-6</text:p>
          </table:table-cell>
        </table:table-row>
        <table:table-row table:style-name="ro1">
          <table:table-cell office:value-type="string" calcext:value-type="string">
            <text:p>A000009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ptember 11, 2024 at 6:14:12 PM UTC-6</text:p>
          </table:table-cell>
        </table:table-row>
        <table:table-row table:style-name="ro1">
          <table:table-cell office:value-type="string" calcext:value-type="string">
            <text:p>A000009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tember 11, 2024 at 6:14:15 PM UTC-6</text:p>
          </table:table-cell>
        </table:table-row>
        <table:table-row table:style-name="ro1">
          <table:table-cell office:value-type="string" calcext:value-type="string">
            <text:p>A000009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ptember 11, 2024 at 6:14:20 PM UTC-6</text:p>
          </table:table-cell>
        </table:table-row>
        <table:table-row table:style-name="ro1">
          <table:table-cell office:value-type="string" calcext:value-type="string">
            <text:p>A000009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ptember 11, 2024 at 6:14:24 PM UTC-6</text:p>
          </table:table-cell>
        </table:table-row>
        <table:table-row table:style-name="ro1">
          <table:table-cell office:value-type="string" calcext:value-type="string">
            <text:p>A000009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2" calcext:value-type="float">
            <text:p>93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tember 11, 2024 at 6:14:29 PM UTC-6</text:p>
          </table:table-cell>
        </table:table-row>
        <table:table-row table:style-name="ro1">
          <table:table-cell office:value-type="string" calcext:value-type="string">
            <text:p>A000009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ptember 11, 2024 at 6:14:32 PM UTC-6</text:p>
          </table:table-cell>
        </table:table-row>
        <table:table-row table:style-name="ro1">
          <table:table-cell office:value-type="string" calcext:value-type="string">
            <text:p>A000009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11, 2024 at 6:14:37 PM UTC-6</text:p>
          </table:table-cell>
        </table:table-row>
        <table:table-row table:style-name="ro1">
          <table:table-cell office:value-type="string" calcext:value-type="string">
            <text:p>A000009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tember 11, 2024 at 6:14:44 PM UTC-6</text:p>
          </table:table-cell>
        </table:table-row>
        <table:table-row table:style-name="ro1">
          <table:table-cell office:value-type="string" calcext:value-type="string">
            <text:p>A000009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 11, 2024 at 6:14:53 PM UTC-6</text:p>
          </table:table-cell>
        </table:table-row>
        <table:table-row table:style-name="ro1">
          <table:table-cell office:value-type="string" calcext:value-type="string">
            <text:p>A0000093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7" calcext:value-type="float">
            <text:p>93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11, 2024 at 6:15:00 PM UTC-6</text:p>
          </table:table-cell>
        </table:table-row>
        <table:table-row table:style-name="ro1">
          <table:table-cell office:value-type="string" calcext:value-type="string">
            <text:p>A0000093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 11, 2024 at 6:15:02 PM UTC-6</text:p>
          </table:table-cell>
        </table:table-row>
        <table:table-row table:style-name="ro1">
          <table:table-cell office:value-type="string" calcext:value-type="string">
            <text:p>A000009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ptember 11, 2024 at 6:15:07 PM UTC-6</text:p>
          </table:table-cell>
        </table:table-row>
        <table:table-row table:style-name="ro1">
          <table:table-cell office:value-type="string" calcext:value-type="string">
            <text:p>A000009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11, 2024 at 6:15:09 PM UTC-6</text:p>
          </table:table-cell>
        </table:table-row>
        <table:table-row table:style-name="ro1">
          <table:table-cell office:value-type="string" calcext:value-type="string">
            <text:p>A000009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 11, 2024 at 6:15:10 PM UTC-6</text:p>
          </table:table-cell>
        </table:table-row>
        <table:table-row table:style-name="ro1">
          <table:table-cell office:value-type="string" calcext:value-type="string">
            <text:p>A000009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2" calcext:value-type="float">
            <text:p>94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tember 11, 2024 at 6:15:11 PM UTC-6</text:p>
          </table:table-cell>
        </table:table-row>
        <table:table-row table:style-name="ro1">
          <table:table-cell office:value-type="string" calcext:value-type="string">
            <text:p>A000009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3" calcext:value-type="float">
            <text:p>94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 11, 2024 at 6:15:13 PM UTC-6</text:p>
          </table:table-cell>
        </table:table-row>
        <table:table-row table:style-name="ro1">
          <table:table-cell office:value-type="string" calcext:value-type="string">
            <text:p>A000009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 11, 2024 at 6:15:15 PM UTC-6</text:p>
          </table:table-cell>
        </table:table-row>
        <table:table-row table:style-name="ro1">
          <table:table-cell office:value-type="string" calcext:value-type="string">
            <text:p>A000009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tember 11, 2024 at 6:15:15 PM UTC-6</text:p>
          </table:table-cell>
        </table:table-row>
        <table:table-row table:style-name="ro1">
          <table:table-cell office:value-type="string" calcext:value-type="string">
            <text:p>A000009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6" calcext:value-type="float">
            <text:p>94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tember 11, 2024 at 6:15:18 PM UTC-6</text:p>
          </table:table-cell>
        </table:table-row>
        <table:table-row table:style-name="ro1">
          <table:table-cell office:value-type="string" calcext:value-type="string">
            <text:p>A000009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ptember 11, 2024 at 6:15:21 PM UTC-6</text:p>
          </table:table-cell>
        </table:table-row>
        <table:table-row table:style-name="ro1">
          <table:table-cell office:value-type="string" calcext:value-type="string">
            <text:p>A000009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ptember 11, 2024 at 6:15:22 PM UTC-6</text:p>
          </table:table-cell>
        </table:table-row>
        <table:table-row table:style-name="ro1">
          <table:table-cell office:value-type="string" calcext:value-type="string">
            <text:p>A000009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9" calcext:value-type="float">
            <text:p>94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ptember 11, 2024 at 6:15:23 PM UTC-6</text:p>
          </table:table-cell>
        </table:table-row>
        <table:table-row table:style-name="ro1">
          <table:table-cell office:value-type="string" calcext:value-type="string">
            <text:p>A000009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ptember 11, 2024 at 6:15:24 PM UTC-6</text:p>
          </table:table-cell>
        </table:table-row>
        <table:table-row table:style-name="ro1">
          <table:table-cell office:value-type="string" calcext:value-type="string">
            <text:p>A000009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tember 11, 2024 at 6:15:26 PM UTC-6</text:p>
          </table:table-cell>
        </table:table-row>
        <table:table-row table:style-name="ro1">
          <table:table-cell office:value-type="string" calcext:value-type="string">
            <text:p>A000009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" calcext:value-type="float">
            <text:p>95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tember 11, 2024 at 6:15:31 PM UTC-6</text:p>
          </table:table-cell>
        </table:table-row>
        <table:table-row table:style-name="ro1">
          <table:table-cell office:value-type="string" calcext:value-type="string">
            <text:p>A000009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 11, 2024 at 6:15:32 PM UTC-6</text:p>
          </table:table-cell>
        </table:table-row>
        <table:table-row table:style-name="ro1">
          <table:table-cell office:value-type="string" calcext:value-type="string">
            <text:p>A000009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 11, 2024 at 6:15:34 PM UTC-6</text:p>
          </table:table-cell>
        </table:table-row>
        <table:table-row table:style-name="ro1">
          <table:table-cell office:value-type="string" calcext:value-type="string">
            <text:p>A000009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tember 11, 2024 at 6:15:39 PM UTC-6</text:p>
          </table:table-cell>
        </table:table-row>
        <table:table-row table:style-name="ro1">
          <table:table-cell office:value-type="string" calcext:value-type="string">
            <text:p>A000009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6" calcext:value-type="float">
            <text:p>95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11, 2024 at 6:15:40 PM UTC-6</text:p>
          </table:table-cell>
        </table:table-row>
        <table:table-row table:style-name="ro1">
          <table:table-cell office:value-type="string" calcext:value-type="string">
            <text:p>A000009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ptember 11, 2024 at 6:15:41 PM UTC-6</text:p>
          </table:table-cell>
        </table:table-row>
        <table:table-row table:style-name="ro1">
          <table:table-cell office:value-type="string" calcext:value-type="string">
            <text:p>A000009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tember 11, 2024 at 6:15:43 PM UTC-6</text:p>
          </table:table-cell>
        </table:table-row>
        <table:table-row table:style-name="ro1">
          <table:table-cell office:value-type="string" calcext:value-type="string">
            <text:p>A000009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9" calcext:value-type="float">
            <text:p>95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ptember 11, 2024 at 6:15:46 PM UTC-6</text:p>
          </table:table-cell>
        </table:table-row>
        <table:table-row table:style-name="ro1">
          <table:table-cell office:value-type="string" calcext:value-type="string">
            <text:p>A000009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 11, 2024 at 6:15:47 PM UTC-6</text:p>
          </table:table-cell>
        </table:table-row>
        <table:table-row table:style-name="ro1">
          <table:table-cell office:value-type="string" calcext:value-type="string">
            <text:p>A000009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ptember 11, 2024 at 6:15:50 PM UTC-6</text:p>
          </table:table-cell>
        </table:table-row>
        <table:table-row table:style-name="ro1">
          <table:table-cell office:value-type="string" calcext:value-type="string">
            <text:p>A000009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ptember 11, 2024 at 6:15:52 PM UTC-6</text:p>
          </table:table-cell>
        </table:table-row>
        <table:table-row table:style-name="ro1">
          <table:table-cell office:value-type="string" calcext:value-type="string">
            <text:p>A0000096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ptember 11, 2024 at 6:15:53 PM UTC-6</text:p>
          </table:table-cell>
        </table:table-row>
        <table:table-row table:style-name="ro1">
          <table:table-cell office:value-type="string" calcext:value-type="string">
            <text:p>A0000096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ptember 11, 2024 at 6:15:54 PM UTC-6</text:p>
          </table:table-cell>
        </table:table-row>
        <table:table-row table:style-name="ro1">
          <table:table-cell office:value-type="string" calcext:value-type="string">
            <text:p>A000009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5" calcext:value-type="float">
            <text:p>96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ptember 11, 2024 at 6:15:56 PM UTC-6</text:p>
          </table:table-cell>
        </table:table-row>
        <table:table-row table:style-name="ro1">
          <table:table-cell office:value-type="string" calcext:value-type="string">
            <text:p>A0000096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tember 11, 2024 at 6:15:58 PM UTC-6</text:p>
          </table:table-cell>
        </table:table-row>
        <table:table-row table:style-name="ro1">
          <table:table-cell office:value-type="string" calcext:value-type="string">
            <text:p>A0000096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7" calcext:value-type="float">
            <text:p>96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ptember 11, 2024 at 6:15:59 PM UTC-6</text:p>
          </table:table-cell>
        </table:table-row>
        <table:table-row table:style-name="ro1">
          <table:table-cell office:value-type="string" calcext:value-type="string">
            <text:p>A000009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8" calcext:value-type="float">
            <text:p>96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tember 11, 2024 at 6:16:01 PM UTC-6</text:p>
          </table:table-cell>
        </table:table-row>
        <table:table-row table:style-name="ro1">
          <table:table-cell office:value-type="string" calcext:value-type="string">
            <text:p>A0000096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ptember 11, 2024 at 6:16:04 PM UTC-6</text:p>
          </table:table-cell>
        </table:table-row>
        <table:table-row table:style-name="ro1">
          <table:table-cell office:value-type="string" calcext:value-type="string">
            <text:p>A0000097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ptember 11, 2024 at 6:16:06 PM UTC-6</text:p>
          </table:table-cell>
        </table:table-row>
        <table:table-row table:style-name="ro1">
          <table:table-cell office:value-type="string" calcext:value-type="string">
            <text:p>A000009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ptember 11, 2024 at 6:16:08 PM UTC-6</text:p>
          </table:table-cell>
        </table:table-row>
        <table:table-row table:style-name="ro1">
          <table:table-cell office:value-type="string" calcext:value-type="string">
            <text:p>A000009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tember 11, 2024 at 6:16:09 PM UTC-6</text:p>
          </table:table-cell>
        </table:table-row>
        <table:table-row table:style-name="ro1">
          <table:table-cell office:value-type="string" calcext:value-type="string">
            <text:p>A000009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 11, 2024 at 6:16:11 PM UTC-6</text:p>
          </table:table-cell>
        </table:table-row>
        <table:table-row table:style-name="ro1">
          <table:table-cell office:value-type="string" calcext:value-type="string">
            <text:p>A000009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ptember 11, 2024 at 6:16:13 PM UTC-6</text:p>
          </table:table-cell>
        </table:table-row>
        <table:table-row table:style-name="ro1">
          <table:table-cell office:value-type="string" calcext:value-type="string">
            <text:p>A000009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ptember 11, 2024 at 6:16:14 PM UTC-6</text:p>
          </table:table-cell>
        </table:table-row>
        <table:table-row table:style-name="ro1">
          <table:table-cell office:value-type="string" calcext:value-type="string">
            <text:p>A000009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ptember 11, 2024 at 6:16:18 PM UTC-6</text:p>
          </table:table-cell>
        </table:table-row>
        <table:table-row table:style-name="ro1">
          <table:table-cell office:value-type="string" calcext:value-type="string">
            <text:p>A000009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ptember 11, 2024 at 6:16:19 PM UTC-6</text:p>
          </table:table-cell>
        </table:table-row>
        <table:table-row table:style-name="ro1">
          <table:table-cell office:value-type="string" calcext:value-type="string">
            <text:p>A000009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ptember 11, 2024 at 6:16:21 PM UTC-6</text:p>
          </table:table-cell>
        </table:table-row>
        <table:table-row table:style-name="ro1">
          <table:table-cell office:value-type="string" calcext:value-type="string">
            <text:p>A000009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 11, 2024 at 6:16:23 PM UTC-6</text:p>
          </table:table-cell>
        </table:table-row>
        <table:table-row table:style-name="ro1">
          <table:table-cell office:value-type="string" calcext:value-type="string">
            <text:p>A000009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ptember 11, 2024 at 6:16:24 PM UTC-6</text:p>
          </table:table-cell>
        </table:table-row>
        <table:table-row table:style-name="ro1">
          <table:table-cell office:value-type="string" calcext:value-type="string">
            <text:p>A000009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tember 11, 2024 at 6:16:26 PM UTC-6</text:p>
          </table:table-cell>
        </table:table-row>
        <table:table-row table:style-name="ro1">
          <table:table-cell office:value-type="string" calcext:value-type="string">
            <text:p>A000009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ptember 11, 2024 at 6:16:27 PM UTC-6</text:p>
          </table:table-cell>
        </table:table-row>
        <table:table-row table:style-name="ro1">
          <table:table-cell office:value-type="string" calcext:value-type="string">
            <text:p>A000009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3" calcext:value-type="float">
            <text:p>98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 11, 2024 at 6:16:28 PM UTC-6</text:p>
          </table:table-cell>
        </table:table-row>
        <table:table-row table:style-name="ro1">
          <table:table-cell office:value-type="string" calcext:value-type="string">
            <text:p>A000009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9" calcext:value-type="float">
            <text:p>100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ptember 11, 2024 at 6:16:30 PM UTC-6</text:p>
          </table:table-cell>
        </table:table-row>
        <table:table-row table:style-name="ro1">
          <table:table-cell office:value-type="string" calcext:value-type="string">
            <text:p>A000009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11, 2024 at 6:16:30 PM UTC-6</text:p>
          </table:table-cell>
        </table:table-row>
        <table:table-row table:style-name="ro1">
          <table:table-cell office:value-type="string" calcext:value-type="string">
            <text:p>A000009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6" calcext:value-type="float">
            <text:p>98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 11, 2024 at 6:33:11 PM UTC-6</text:p>
          </table:table-cell>
        </table:table-row>
        <table:table-row table:style-name="ro1">
          <table:table-cell office:value-type="string" calcext:value-type="string">
            <text:p>A000009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7" calcext:value-type="float">
            <text:p>98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ptember 11, 2024 at 6:33:12 PM UTC-6</text:p>
          </table:table-cell>
        </table:table-row>
        <table:table-row table:style-name="ro1">
          <table:table-cell office:value-type="string" calcext:value-type="string">
            <text:p>A000009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ptember 11, 2024 at 6:33:13 PM UTC-6</text:p>
          </table:table-cell>
        </table:table-row>
        <table:table-row table:style-name="ro1">
          <table:table-cell office:value-type="string" calcext:value-type="string">
            <text:p>A000009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tember 11, 2024 at 6:33:15 PM UTC-6</text:p>
          </table:table-cell>
        </table:table-row>
        <table:table-row table:style-name="ro1">
          <table:table-cell office:value-type="string" calcext:value-type="string">
            <text:p>A000009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ptember 11, 2024 at 6:33:17 PM UTC-6</text:p>
          </table:table-cell>
        </table:table-row>
        <table:table-row table:style-name="ro1">
          <table:table-cell office:value-type="string" calcext:value-type="string">
            <text:p>A000009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 11, 2024 at 6:33:19 PM UTC-6</text:p>
          </table:table-cell>
        </table:table-row>
        <table:table-row table:style-name="ro1">
          <table:table-cell office:value-type="string" calcext:value-type="string">
            <text:p>A000009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ptember 11, 2024 at 6:33:20 PM UTC-6</text:p>
          </table:table-cell>
        </table:table-row>
        <table:table-row table:style-name="ro1">
          <table:table-cell office:value-type="string" calcext:value-type="string">
            <text:p>A000009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3" calcext:value-type="float">
            <text:p>99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tember 11, 2024 at 6:33:25 PM UTC-6</text:p>
          </table:table-cell>
        </table:table-row>
        <table:table-row table:style-name="ro1">
          <table:table-cell office:value-type="string" calcext:value-type="string">
            <text:p>A000009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ptember 11, 2024 at 6:33:27 PM UTC-6</text:p>
          </table:table-cell>
        </table:table-row>
        <table:table-row table:style-name="ro1">
          <table:table-cell office:value-type="string" calcext:value-type="string">
            <text:p>A000009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 11, 2024 at 6:33:29 PM UTC-6</text:p>
          </table:table-cell>
        </table:table-row>
        <table:table-row table:style-name="ro1">
          <table:table-cell office:value-type="string" calcext:value-type="string">
            <text:p>A000009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 11, 2024 at 6:33:30 PM UTC-6</text:p>
          </table:table-cell>
        </table:table-row>
        <table:table-row table:style-name="ro1">
          <table:table-cell office:value-type="string" calcext:value-type="string">
            <text:p>A000009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tember 11, 2024 at 6:33:32 PM UTC-6</text:p>
          </table:table-cell>
        </table:table-row>
        <table:table-row table:style-name="ro1">
          <table:table-cell office:value-type="string" calcext:value-type="string">
            <text:p>A000009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8" calcext:value-type="float">
            <text:p>99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tember 11, 2024 at 6:33:34 PM UTC-6</text:p>
          </table:table-cell>
        </table:table-row>
        <table:table-row table:style-name="ro1">
          <table:table-cell office:value-type="string" calcext:value-type="string">
            <text:p>A000009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 11, 2024 at 6:33:37 PM UTC-6</text:p>
          </table:table-cell>
        </table:table-row>
        <table:table-row table:style-name="ro1">
          <table:table-cell office:value-type="string" calcext:value-type="string">
            <text:p>A000010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ptember 11, 2024 at 6:33:44 PM UTC-6</text:p>
          </table:table-cell>
        </table:table-row>
        <table:table-row table:style-name="ro1">
          <table:table-cell office:value-type="string" calcext:value-type="string">
            <text:p>A000010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 11, 2024 at 6:33:58 PM UTC-6</text:p>
          </table:table-cell>
        </table:table-row>
        <table:table-row table:style-name="ro1">
          <table:table-cell office:value-type="string" calcext:value-type="string">
            <text:p>A000010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 11, 2024 at 6:33:59 PM UTC-6</text:p>
          </table:table-cell>
        </table:table-row>
        <table:table-row table:style-name="ro1">
          <table:table-cell office:value-type="string" calcext:value-type="string">
            <text:p>A000010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ptember 11, 2024 at 6:34:01 PM UTC-6</text:p>
          </table:table-cell>
        </table:table-row>
        <table:table-row table:style-name="ro1">
          <table:table-cell office:value-type="string" calcext:value-type="string">
            <text:p>A000010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 11, 2024 at 6:34:02 PM UTC-6</text:p>
          </table:table-cell>
        </table:table-row>
        <table:table-row table:style-name="ro1">
          <table:table-cell office:value-type="string" calcext:value-type="string">
            <text:p>A000010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tember 11, 2024 at 6:34:05 PM UTC-6</text:p>
          </table:table-cell>
        </table:table-row>
        <table:table-row table:style-name="ro1">
          <table:table-cell office:value-type="string" calcext:value-type="string">
            <text:p>A000010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ptember 11, 2024 at 6:34:06 PM UTC-6</text:p>
          </table:table-cell>
        </table:table-row>
        <table:table-row table:style-name="ro1">
          <table:table-cell office:value-type="string" calcext:value-type="string">
            <text:p>A000010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ptember 11, 2024 at 6:34:11 PM UTC-6</text:p>
          </table:table-cell>
        </table:table-row>
        <table:table-row table:style-name="ro1">
          <table:table-cell office:value-type="string" calcext:value-type="string">
            <text:p>A000010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 11, 2024 at 6:34:12 PM UTC-6</text:p>
          </table:table-cell>
        </table:table-row>
        <table:table-row table:style-name="ro1">
          <table:table-cell office:value-type="string" calcext:value-type="string">
            <text:p>A000010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ptember 11, 2024 at 6:34:15 PM UTC-6</text:p>
          </table:table-cell>
        </table:table-row>
        <table:table-row table:style-name="ro1">
          <table:table-cell office:value-type="string" calcext:value-type="string">
            <text:p>A000010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101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tember 11, 2024 at 6:34:18 PM UTC-6</text:p>
          </table:table-cell>
        </table:table-row>
        <table:table-row table:style-name="ro1">
          <table:table-cell office:value-type="string" calcext:value-type="string">
            <text:p>A000010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11, 2024 at 6:34:23 PM UTC-6</text:p>
          </table:table-cell>
        </table:table-row>
        <table:table-row table:style-name="ro1">
          <table:table-cell office:value-type="string" calcext:value-type="string">
            <text:p>A000010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 11, 2024 at 6:34:25 PM UTC-6</text:p>
          </table:table-cell>
        </table:table-row>
        <table:table-row table:style-name="ro1">
          <table:table-cell office:value-type="string" calcext:value-type="string">
            <text:p>A000010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3" calcext:value-type="float">
            <text:p>101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11, 2024 at 6:34:28 PM UTC-6</text:p>
          </table:table-cell>
        </table:table-row>
        <table:table-row table:style-name="ro1">
          <table:table-cell office:value-type="string" calcext:value-type="string">
            <text:p>A000010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tember 11, 2024 at 6:34:29 PM UTC-6</text:p>
          </table:table-cell>
        </table:table-row>
        <table:table-row table:style-name="ro1">
          <table:table-cell office:value-type="string" calcext:value-type="string">
            <text:p>A000010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 11, 2024 at 6:34:32 PM UTC-6</text:p>
          </table:table-cell>
        </table:table-row>
        <table:table-row table:style-name="ro1">
          <table:table-cell office:value-type="string" calcext:value-type="string">
            <text:p>A000010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ptember 11, 2024 at 7:15:30 PM UTC-6</text:p>
          </table:table-cell>
        </table:table-row>
        <table:table-row table:style-name="ro1">
          <table:table-cell office:value-type="string" calcext:value-type="string">
            <text:p>A000010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ptember 11, 2024 at 7:15:34 PM UTC-6</text:p>
          </table:table-cell>
        </table:table-row>
        <table:table-row table:style-name="ro1">
          <table:table-cell office:value-type="string" calcext:value-type="string">
            <text:p>A000010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tember 11, 2024 at 7:15:38 PM UTC-6</text:p>
          </table:table-cell>
        </table:table-row>
        <table:table-row table:style-name="ro1">
          <table:table-cell office:value-type="string" calcext:value-type="string">
            <text:p>A000010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tember 11, 2024 at 7:15:46 PM UTC-6</text:p>
          </table:table-cell>
        </table:table-row>
        <table:table-row table:style-name="ro1">
          <table:table-cell office:value-type="string" calcext:value-type="string">
            <text:p>A000010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3" calcext:value-type="float">
            <text:p>104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ptember 11, 2024 at 7:15:51 PM UTC-6</text:p>
          </table:table-cell>
        </table:table-row>
        <table:table-row table:style-name="ro1">
          <table:table-cell office:value-type="string" calcext:value-type="string">
            <text:p>A000010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ptember 11, 2024 at 7:15:54 PM UTC-6</text:p>
          </table:table-cell>
        </table:table-row>
        <table:table-row table:style-name="ro1">
          <table:table-cell office:value-type="string" calcext:value-type="string">
            <text:p>A000010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 11, 2024 at 7:15:57 PM UTC-6</text:p>
          </table:table-cell>
        </table:table-row>
        <table:table-row table:style-name="ro1">
          <table:table-cell office:value-type="string" calcext:value-type="string">
            <text:p>A000010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ptember 11, 2024 at 7:16:01 PM UTC-6</text:p>
          </table:table-cell>
        </table:table-row>
        <table:table-row table:style-name="ro1">
          <table:table-cell office:value-type="string" calcext:value-type="string">
            <text:p>A000010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7" calcext:value-type="float">
            <text:p>104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ptember 11, 2024 at 7:16:04 PM UTC-6</text:p>
          </table:table-cell>
        </table:table-row>
        <table:table-row table:style-name="ro1">
          <table:table-cell office:value-type="string" calcext:value-type="string">
            <text:p>A000010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ptember 11, 2024 at 7:16:08 PM UTC-6</text:p>
          </table:table-cell>
        </table:table-row>
        <table:table-row table:style-name="ro1">
          <table:table-cell office:value-type="string" calcext:value-type="string">
            <text:p>A000010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tember 11, 2024 at 7:16:10 PM UTC-6</text:p>
          </table:table-cell>
        </table:table-row>
        <table:table-row table:style-name="ro1">
          <table:table-cell office:value-type="string" calcext:value-type="string">
            <text:p>A000010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 11, 2024 at 7:16:18 PM UTC-6</text:p>
          </table:table-cell>
        </table:table-row>
        <table:table-row table:style-name="ro1">
          <table:table-cell office:value-type="string" calcext:value-type="string">
            <text:p>A000010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tember 11, 2024 at 7:16:22 PM UTC-6</text:p>
          </table:table-cell>
        </table:table-row>
        <table:table-row table:style-name="ro1">
          <table:table-cell office:value-type="string" calcext:value-type="string">
            <text:p>A000010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 11, 2024 at 7:16:24 PM UTC-6</text:p>
          </table:table-cell>
        </table:table-row>
        <table:table-row table:style-name="ro1">
          <table:table-cell office:value-type="string" calcext:value-type="string">
            <text:p>A000010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3" calcext:value-type="float">
            <text:p>105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 11, 2024 at 7:16:27 PM UTC-6</text:p>
          </table:table-cell>
        </table:table-row>
        <table:table-row table:style-name="ro1">
          <table:table-cell office:value-type="string" calcext:value-type="string">
            <text:p>A000010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ptember 11, 2024 at 7:16:29 PM UTC-6</text:p>
          </table:table-cell>
        </table:table-row>
        <table:table-row table:style-name="ro1">
          <table:table-cell office:value-type="string" calcext:value-type="string">
            <text:p>A000010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ptember 11, 2024 at 7:16:31 PM UTC-6</text:p>
          </table:table-cell>
        </table:table-row>
        <table:table-row table:style-name="ro1">
          <table:table-cell office:value-type="string" calcext:value-type="string">
            <text:p>A000010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05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tember 11, 2024 at 7:16:33 PM UTC-6</text:p>
          </table:table-cell>
        </table:table-row>
        <table:table-row table:style-name="ro1">
          <table:table-cell office:value-type="string" calcext:value-type="string">
            <text:p>A000010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ptember 11, 2024 at 7:16:36 PM UTC-6</text:p>
          </table:table-cell>
        </table:table-row>
        <table:table-row table:style-name="ro1">
          <table:table-cell office:value-type="string" calcext:value-type="string">
            <text:p>A000010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8" calcext:value-type="float">
            <text:p>105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 11, 2024 at 7:16:39 PM UTC-6</text:p>
          </table:table-cell>
        </table:table-row>
        <table:table-row table:style-name="ro1">
          <table:table-cell office:value-type="string" calcext:value-type="string">
            <text:p>A000010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9" calcext:value-type="float">
            <text:p>105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ptember 11, 2024 at 7:16:43 PM UTC-6</text:p>
          </table:table-cell>
        </table:table-row>
        <table:table-row table:style-name="ro1">
          <table:table-cell office:value-type="string" calcext:value-type="string">
            <text:p>A000010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ptember 11, 2024 at 7:16:50 PM UTC-6</text:p>
          </table:table-cell>
        </table:table-row>
        <table:table-row table:style-name="ro1">
          <table:table-cell office:value-type="string" calcext:value-type="string">
            <text:p>A000010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tember 11, 2024 at 7:16:54 PM UTC-6</text:p>
          </table:table-cell>
        </table:table-row>
        <table:table-row table:style-name="ro1">
          <table:table-cell office:value-type="string" calcext:value-type="string">
            <text:p>A000010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ptember 11, 2024 at 7:16:56 PM UTC-6</text:p>
          </table:table-cell>
        </table:table-row>
        <table:table-row table:style-name="ro1">
          <table:table-cell office:value-type="string" calcext:value-type="string">
            <text:p>A0000106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3" calcext:value-type="float">
            <text:p>106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 11, 2024 at 7:16:59 PM UTC-6</text:p>
          </table:table-cell>
        </table:table-row>
        <table:table-row table:style-name="ro1">
          <table:table-cell office:value-type="string" calcext:value-type="string">
            <text:p>A0000106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4" calcext:value-type="float">
            <text:p>106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 11, 2024 at 7:17:00 PM UTC-6</text:p>
          </table:table-cell>
        </table:table-row>
        <table:table-row table:style-name="ro1">
          <table:table-cell office:value-type="string" calcext:value-type="string">
            <text:p>A0000106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5" calcext:value-type="float">
            <text:p>106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ptember 11, 2024 at 7:17:03 PM UTC-6</text:p>
          </table:table-cell>
        </table:table-row>
        <table:table-row table:style-name="ro1">
          <table:table-cell office:value-type="string" calcext:value-type="string">
            <text:p>A0000106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6" calcext:value-type="float">
            <text:p>106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11, 2024 at 7:17:05 PM UTC-6</text:p>
          </table:table-cell>
        </table:table-row>
        <table:table-row table:style-name="ro1">
          <table:table-cell office:value-type="string" calcext:value-type="string">
            <text:p>A0000106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ptember 11, 2024 at 7:17:07 PM UTC-6</text:p>
          </table:table-cell>
        </table:table-row>
        <table:table-row table:style-name="ro1">
          <table:table-cell office:value-type="string" calcext:value-type="string">
            <text:p>A0000106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ptember 11, 2024 at 7:17:09 PM UTC-6</text:p>
          </table:table-cell>
        </table:table-row>
        <table:table-row table:style-name="ro1">
          <table:table-cell office:value-type="string" calcext:value-type="string">
            <text:p>A000010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ptember 11, 2024 at 7:31:41 PM UTC-6</text:p>
          </table:table-cell>
        </table:table-row>
        <table:table-row table:style-name="ro1">
          <table:table-cell office:value-type="string" calcext:value-type="string">
            <text:p>A000010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5" calcext:value-type="float">
            <text:p>107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ptember 11, 2024 at 7:31:48 PM UTC-6</text:p>
          </table:table-cell>
        </table:table-row>
        <table:table-row table:style-name="ro1">
          <table:table-cell office:value-type="string" calcext:value-type="string">
            <text:p>A000010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tember 11, 2024 at 7:31:53 PM UTC-6</text:p>
          </table:table-cell>
        </table:table-row>
        <table:table-row table:style-name="ro1">
          <table:table-cell office:value-type="string" calcext:value-type="string">
            <text:p>A000010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ptember 11, 2024 at 7:32:00 PM UTC-6</text:p>
          </table:table-cell>
        </table:table-row>
        <table:table-row table:style-name="ro1" table:visibility="filter">
          <table:table-cell office:value-type="string" calcext:value-type="string">
            <text:p>A0000107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eptember 12, 2024 at 1:21:21 PM UTC-7</text:p>
          </table:table-cell>
        </table:table-row>
        <table:table-row table:style-name="ro1" table:visibility="filter">
          <table:table-cell office:value-type="string" calcext:value-type="string">
            <text:p>A0000107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eptember 12, 2024 at 1:21:43 PM UTC-7</text:p>
          </table:table-cell>
        </table:table-row>
        <table:table-row table:style-name="ro1" table:visibility="filter">
          <table:table-cell office:value-type="string" calcext:value-type="string">
            <text:p>A0000108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ptember 12, 2024 at 1:23:59 PM UTC-7</text:p>
          </table:table-cell>
        </table:table-row>
        <table:table-row table:style-name="ro1" table:visibility="filter">
          <table:table-cell office:value-type="string" calcext:value-type="string">
            <text:p>A0000108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1" calcext:value-type="float">
            <text:p>1081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12, 2024 at 2:09:59 PM UTC-7</text:p>
          </table:table-cell>
        </table:table-row>
        <table:table-row table:style-name="ro1" table:visibility="filter">
          <table:table-cell office:value-type="string" calcext:value-type="string">
            <text:p>A0000108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2" calcext:value-type="float">
            <text:p>1082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12, 2024 at 2:11:15 PM UTC-7</text:p>
          </table:table-cell>
        </table:table-row>
        <table:table-row table:style-name="ro1" table:visibility="filter">
          <table:table-cell office:value-type="string" calcext:value-type="string">
            <text:p>A0000108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 12, 2024 at 2:43:24 PM UTC-7</text:p>
          </table:table-cell>
        </table:table-row>
        <table:table-row table:style-name="ro1" table:visibility="filter">
          <table:table-cell office:value-type="string" calcext:value-type="string">
            <text:p>A0000108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4" calcext:value-type="float">
            <text:p>1084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 12, 2024 at 2:46:39 PM UTC-7</text:p>
          </table:table-cell>
        </table:table-row>
        <table:table-row table:style-name="ro1" table:visibility="filter">
          <table:table-cell office:value-type="string" calcext:value-type="string">
            <text:p>A00001085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5" calcext:value-type="float">
            <text:p>1085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 12, 2024 at 2:57:08 PM UTC-7</text:p>
          </table:table-cell>
        </table:table-row>
        <table:table-row table:style-name="ro1" table:visibility="filter">
          <table:table-cell office:value-type="string" calcext:value-type="string">
            <text:p>A00001086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eptember 12, 2024 at 3:01:03 PM UTC-7</text:p>
          </table:table-cell>
        </table:table-row>
        <table:table-row table:style-name="ro1" table:visibility="filter">
          <table:table-cell office:value-type="string" calcext:value-type="string">
            <text:p>A0000108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7" calcext:value-type="float">
            <text:p>1087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tember 12, 2024 at 3:21:47 PM UTC-7</text:p>
          </table:table-cell>
        </table:table-row>
        <table:table-row table:style-name="ro1" table:visibility="filter">
          <table:table-cell office:value-type="string" calcext:value-type="string">
            <text:p>A00001088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8" calcext:value-type="float">
            <text:p>1088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ptember 12, 2024 at 3:29:16 PM UTC-7</text:p>
          </table:table-cell>
        </table:table-row>
        <table:table-row table:style-name="ro1" table:visibility="filter">
          <table:table-cell office:value-type="string" calcext:value-type="string">
            <text:p>A00001089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ptember 12, 2024 at 3:48:03 PM UTC-7</text:p>
          </table:table-cell>
        </table:table-row>
        <table:table-row table:style-name="ro1" table:visibility="filter">
          <table:table-cell office:value-type="string" calcext:value-type="string">
            <text:p>A0000109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tember 12, 2024 at 3:50:56 PM UTC-7</text:p>
          </table:table-cell>
        </table:table-row>
        <table:table-row table:style-name="ro1" table:visibility="filter">
          <table:table-cell office:value-type="string" calcext:value-type="string">
            <text:p>A0000109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12, 2024 at 3:53:17 PM UTC-7</text:p>
          </table:table-cell>
        </table:table-row>
        <table:table-row table:style-name="ro1" table:visibility="filter">
          <table:table-cell office:value-type="string" calcext:value-type="string">
            <text:p>A00001092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12, 2024 at 3:54:15 PM UTC-7</text:p>
          </table:table-cell>
        </table:table-row>
        <table:table-row table:style-name="ro1" table:visibility="filter">
          <table:table-cell office:value-type="string" calcext:value-type="string">
            <text:p>A0000109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3" calcext:value-type="float">
            <text:p>1093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 12, 2024 at 3:54:48 PM UTC-7</text:p>
          </table:table-cell>
        </table:table-row>
        <table:table-row table:style-name="ro1" table:visibility="filter">
          <table:table-cell office:value-type="string" calcext:value-type="string">
            <text:p>A0000109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4" calcext:value-type="float">
            <text:p>1094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 12, 2024 at 3:56:28 PM UTC-7</text:p>
          </table:table-cell>
        </table:table-row>
        <table:table-row table:style-name="ro1" table:visibility="filter">
          <table:table-cell office:value-type="string" calcext:value-type="string">
            <text:p>A00001095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 12, 2024 at 4:02:22 PM UTC-7</text:p>
          </table:table-cell>
        </table:table-row>
        <table:table-row table:style-name="ro1" table:visibility="filter">
          <table:table-cell office:value-type="string" calcext:value-type="string">
            <text:p>A0000109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 12, 2024 at 4:02:38 PM UTC-7</text:p>
          </table:table-cell>
        </table:table-row>
        <table:table-row table:style-name="ro1" table:visibility="filter">
          <table:table-cell office:value-type="string" calcext:value-type="string">
            <text:p>A00001097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7" calcext:value-type="float">
            <text:p>1097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 12, 2024 at 4:02:49 PM UTC-7</text:p>
          </table:table-cell>
        </table:table-row>
        <table:table-row table:style-name="ro1" table:visibility="filter">
          <table:table-cell office:value-type="string" calcext:value-type="string">
            <text:p>A0000109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 office:value-type="float" office:value="-1" calcext:value-type="float">
            <text:p>-1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September 12, 2024 at 4:17:23 PM UTC-7</text:p>
          </table:table-cell>
        </table:table-row>
        <table:table-row table:style-name="ro1" table:visibility="filter">
          <table:table-cell office:value-type="string" calcext:value-type="string">
            <text:p>A00001099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9" calcext:value-type="float">
            <text:p>1099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ptember 12, 2024 at 4:57:52 PM UTC-7</text:p>
          </table:table-cell>
        </table:table-row>
        <table:table-row table:style-name="ro1" table:visibility="filter">
          <table:table-cell office:value-type="string" calcext:value-type="string">
            <text:p>A0000110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12, 2024 at 5:02:15 PM UTC-7</text:p>
          </table:table-cell>
        </table:table-row>
        <table:table-row table:style-name="ro1" table:visibility="filter">
          <table:table-cell office:value-type="string" calcext:value-type="string">
            <text:p>A00001101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1101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ptember 12, 2024 at 5:04:37 PM UTC-7</text:p>
          </table:table-cell>
        </table:table-row>
        <table:table-row table:style-name="ro1" table:visibility="filter">
          <table:table-cell office:value-type="string" calcext:value-type="string">
            <text:p>A00001102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tember 12, 2024 at 5:04:44 PM UTC-7</text:p>
          </table:table-cell>
        </table:table-row>
        <table:table-row table:style-name="ro1" table:visibility="filter">
          <table:table-cell office:value-type="string" calcext:value-type="string">
            <text:p>A00001103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3" calcext:value-type="float">
            <text:p>1103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ptember 12, 2024 at 5:09:29 PM UTC-7</text:p>
          </table:table-cell>
        </table:table-row>
        <table:table-row table:style-name="ro1" table:visibility="filter">
          <table:table-cell office:value-type="string" calcext:value-type="string">
            <text:p>A00001104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 12, 2024 at 5:47:19 PM UTC-7</text:p>
          </table:table-cell>
        </table:table-row>
        <table:table-row table:style-name="ro1" table:visibility="filter">
          <table:table-cell office:value-type="string" calcext:value-type="string">
            <text:p>A0000110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12, 2024 at 5:49:35 PM UTC-7</text:p>
          </table:table-cell>
        </table:table-row>
        <table:table-row table:style-name="ro1" table:visibility="filter">
          <table:table-cell office:value-type="string" calcext:value-type="string">
            <text:p>A00001106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ptember 12, 2024 at 5:56:04 PM UTC-7</text:p>
          </table:table-cell>
        </table:table-row>
        <table:table-row table:style-name="ro1">
          <table:table-cell office:value-type="string" calcext:value-type="string">
            <text:p>A000011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ptember 13, 2024 at 9:47:15 AM UTC-7</text:p>
          </table:table-cell>
        </table:table-row>
        <table:table-row table:style-name="ro1">
          <table:table-cell office:value-type="string" calcext:value-type="string">
            <text:p>A000011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ptember 13, 2024 at 9:47:25 AM UTC-7</text:p>
          </table:table-cell>
        </table:table-row>
        <table:table-row table:style-name="ro1">
          <table:table-cell office:value-type="string" calcext:value-type="string">
            <text:p>A000011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9" calcext:value-type="float">
            <text:p>110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tember 13, 2024 at 9:47:32 AM UTC-7</text:p>
          </table:table-cell>
        </table:table-row>
        <table:table-row table:style-name="ro1">
          <table:table-cell office:value-type="string" calcext:value-type="string">
            <text:p>A000011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 13, 2024 at 9:47:35 AM UTC-7</text:p>
          </table:table-cell>
        </table:table-row>
        <table:table-row table:style-name="ro1">
          <table:table-cell office:value-type="string" calcext:value-type="string">
            <text:p>A000011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ptember 13, 2024 at 9:47:39 AM UTC-7</text:p>
          </table:table-cell>
        </table:table-row>
        <table:table-row table:style-name="ro1">
          <table:table-cell office:value-type="string" calcext:value-type="string">
            <text:p>A000011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tember 13, 2024 at 9:47:46 AM UTC-7</text:p>
          </table:table-cell>
        </table:table-row>
        <table:table-row table:style-name="ro1">
          <table:table-cell office:value-type="string" calcext:value-type="string">
            <text:p>A000011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" calcext:value-type="float">
            <text:p>111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ptember 13, 2024 at 9:47:51 AM UTC-7</text:p>
          </table:table-cell>
        </table:table-row>
        <table:table-row table:style-name="ro1">
          <table:table-cell office:value-type="string" calcext:value-type="string">
            <text:p>A000011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 13, 2024 at 9:47:55 AM UTC-7</text:p>
          </table:table-cell>
        </table:table-row>
        <table:table-row table:style-name="ro1">
          <table:table-cell office:value-type="string" calcext:value-type="string">
            <text:p>A000011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ptember 13, 2024 at 9:47:59 AM UTC-7</text:p>
          </table:table-cell>
        </table:table-row>
        <table:table-row table:style-name="ro1">
          <table:table-cell office:value-type="string" calcext:value-type="string">
            <text:p>A000011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tember 13, 2024 at 9:48:12 AM UTC-7</text:p>
          </table:table-cell>
        </table:table-row>
        <table:table-row table:style-name="ro1">
          <table:table-cell office:value-type="string" calcext:value-type="string">
            <text:p>A000011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13, 2024 at 9:48:20 AM UTC-7</text:p>
          </table:table-cell>
        </table:table-row>
        <table:table-row table:style-name="ro1">
          <table:table-cell office:value-type="string" calcext:value-type="string">
            <text:p>A000011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ptember 13, 2024 at 9:48:23 AM UTC-7</text:p>
          </table:table-cell>
        </table:table-row>
        <table:table-row table:style-name="ro1">
          <table:table-cell office:value-type="string" calcext:value-type="string">
            <text:p>A000011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tember 13, 2024 at 9:48:26 AM UTC-7</text:p>
          </table:table-cell>
        </table:table-row>
        <table:table-row table:style-name="ro1">
          <table:table-cell office:value-type="string" calcext:value-type="string">
            <text:p>A000011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0" calcext:value-type="float">
            <text:p>112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ptember 13, 2024 at 9:48:28 AM UTC-7</text:p>
          </table:table-cell>
        </table:table-row>
        <table:table-row table:style-name="ro1">
          <table:table-cell office:value-type="string" calcext:value-type="string">
            <text:p>A000011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1" calcext:value-type="float">
            <text:p>112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ptember 13, 2024 at 9:48:30 AM UTC-7</text:p>
          </table:table-cell>
        </table:table-row>
        <table:table-row table:style-name="ro1">
          <table:table-cell office:value-type="string" calcext:value-type="string">
            <text:p>A000011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2" calcext:value-type="float">
            <text:p>112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 13, 2024 at 9:48:35 AM UTC-7</text:p>
          </table:table-cell>
        </table:table-row>
        <table:table-row table:style-name="ro1">
          <table:table-cell office:value-type="string" calcext:value-type="string">
            <text:p>A000011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ptember 13, 2024 at 9:48:39 AM UTC-7</text:p>
          </table:table-cell>
        </table:table-row>
        <table:table-row table:style-name="ro1">
          <table:table-cell office:value-type="string" calcext:value-type="string">
            <text:p>A000011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ptember 13, 2024 at 9:48:49 AM UTC-7</text:p>
          </table:table-cell>
        </table:table-row>
        <table:table-row table:style-name="ro1">
          <table:table-cell office:value-type="string" calcext:value-type="string">
            <text:p>A000011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ptember 13, 2024 at 9:48:54 AM UTC-7</text:p>
          </table:table-cell>
        </table:table-row>
        <table:table-row table:style-name="ro1">
          <table:table-cell office:value-type="string" calcext:value-type="string">
            <text:p>A000011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6" calcext:value-type="float">
            <text:p>112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tember 13, 2024 at 9:49:01 AM UTC-7</text:p>
          </table:table-cell>
        </table:table-row>
        <table:table-row table:style-name="ro1">
          <table:table-cell office:value-type="string" calcext:value-type="string">
            <text:p>A000011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7" calcext:value-type="float">
            <text:p>112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 13, 2024 at 9:49:07 AM UTC-7</text:p>
          </table:table-cell>
        </table:table-row>
        <table:table-row table:style-name="ro1">
          <table:table-cell office:value-type="string" calcext:value-type="string">
            <text:p>A000011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8" calcext:value-type="float">
            <text:p>112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ptember 13, 2024 at 9:49:09 AM UTC-7</text:p>
          </table:table-cell>
        </table:table-row>
        <table:table-row table:style-name="ro1">
          <table:table-cell office:value-type="string" calcext:value-type="string">
            <text:p>A000011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ptember 13, 2024 at 9:49:11 AM UTC-7</text:p>
          </table:table-cell>
        </table:table-row>
        <table:table-row table:style-name="ro1">
          <table:table-cell office:value-type="string" calcext:value-type="string">
            <text:p>A000011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tember 13, 2024 at 9:49:15 AM UTC-7</text:p>
          </table:table-cell>
        </table:table-row>
        <table:table-row table:style-name="ro1">
          <table:table-cell office:value-type="string" calcext:value-type="string">
            <text:p>A000011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 13, 2024 at 9:49:17 AM UTC-7</text:p>
          </table:table-cell>
        </table:table-row>
        <table:table-row table:style-name="ro1">
          <table:table-cell office:value-type="string" calcext:value-type="string">
            <text:p>A000011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 13, 2024 at 9:49:20 AM UTC-7</text:p>
          </table:table-cell>
        </table:table-row>
        <table:table-row table:style-name="ro1">
          <table:table-cell office:value-type="string" calcext:value-type="string">
            <text:p>A000011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ptember 13, 2024 at 9:49:25 AM UTC-7</text:p>
          </table:table-cell>
        </table:table-row>
        <table:table-row table:style-name="ro1">
          <table:table-cell office:value-type="string" calcext:value-type="string">
            <text:p>A000011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4" calcext:value-type="float">
            <text:p>113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ptember 13, 2024 at 9:49:34 AM UTC-7</text:p>
          </table:table-cell>
        </table:table-row>
        <table:table-row table:style-name="ro1">
          <table:table-cell office:value-type="string" calcext:value-type="string">
            <text:p>A000011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" calcext:value-type="float">
            <text:p>113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tember 13, 2024 at 9:49:42 AM UTC-7</text:p>
          </table:table-cell>
        </table:table-row>
        <table:table-row table:style-name="ro1">
          <table:table-cell office:value-type="string" calcext:value-type="string">
            <text:p>A000011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6" calcext:value-type="float">
            <text:p>113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ptember 13, 2024 at 9:49:47 AM UTC-7</text:p>
          </table:table-cell>
        </table:table-row>
        <table:table-row table:style-name="ro1">
          <table:table-cell office:value-type="string" calcext:value-type="string">
            <text:p>A0000113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7" calcext:value-type="float">
            <text:p>113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 13, 2024 at 2:53:39 PM UTC-7</text:p>
          </table:table-cell>
        </table:table-row>
        <table:table-row table:style-name="ro1">
          <table:table-cell office:value-type="string" calcext:value-type="string">
            <text:p>A0000113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ptember 13, 2024 at 2:53:44 PM UTC-7</text:p>
          </table:table-cell>
        </table:table-row>
        <table:table-row table:style-name="ro1">
          <table:table-cell office:value-type="string" calcext:value-type="string">
            <text:p>A0000113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9" calcext:value-type="float">
            <text:p>113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tember 13, 2024 at 2:55:10 PM UTC-7</text:p>
          </table:table-cell>
        </table:table-row>
        <table:table-row table:style-name="ro1">
          <table:table-cell office:value-type="string" calcext:value-type="string">
            <text:p>A0000114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ptember 13, 2024 at 2:55:16 PM UTC-7</text:p>
          </table:table-cell>
        </table:table-row>
        <table:table-row table:style-name="ro1">
          <table:table-cell office:value-type="string" calcext:value-type="string">
            <text:p>A0000114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tember 13, 2024 at 2:55:29 PM UTC-7</text:p>
          </table:table-cell>
        </table:table-row>
        <table:table-row table:style-name="ro1">
          <table:table-cell office:value-type="string" calcext:value-type="string">
            <text:p>A00001142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3, 2024 at 2:55:34 PM UTC-7</text:p>
          </table:table-cell>
        </table:table-row>
        <table:table-row table:style-name="ro1">
          <table:table-cell office:value-type="string" calcext:value-type="string">
            <text:p>A000011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3" calcext:value-type="float">
            <text:p>114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tember 13, 2024 at 2:59:44 PM UTC-7</text:p>
          </table:table-cell>
        </table:table-row>
        <table:table-row table:style-name="ro1">
          <table:table-cell office:value-type="string" calcext:value-type="string">
            <text:p>A000011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ptember 13, 2024 at 2:59:48 PM UTC-7</text:p>
          </table:table-cell>
        </table:table-row>
        <table:table-row table:style-name="ro1">
          <table:table-cell office:value-type="string" calcext:value-type="string">
            <text:p>A000011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5" calcext:value-type="float">
            <text:p>114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ptember 13, 2024 at 2:59:53 PM UTC-7</text:p>
          </table:table-cell>
        </table:table-row>
        <table:table-row table:style-name="ro1">
          <table:table-cell office:value-type="string" calcext:value-type="string">
            <text:p>A000011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ptember 13, 2024 at 2:59:57 PM UTC-7</text:p>
          </table:table-cell>
        </table:table-row>
        <table:table-row table:style-name="ro1">
          <table:table-cell office:value-type="string" calcext:value-type="string">
            <text:p>A000011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7" calcext:value-type="float">
            <text:p>114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13, 2024 at 3:00:00 PM UTC-7</text:p>
          </table:table-cell>
        </table:table-row>
        <table:table-row table:style-name="ro1">
          <table:table-cell office:value-type="string" calcext:value-type="string">
            <text:p>A000011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ptember 13, 2024 at 3:00:04 PM UTC-7</text:p>
          </table:table-cell>
        </table:table-row>
        <table:table-row table:style-name="ro1">
          <table:table-cell office:value-type="string" calcext:value-type="string">
            <text:p>A000011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ptember 13, 2024 at 3:00:05 PM UTC-7</text:p>
          </table:table-cell>
        </table:table-row>
        <table:table-row table:style-name="ro1">
          <table:table-cell office:value-type="string" calcext:value-type="string">
            <text:p>A000011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ptember 13, 2024 at 3:00:09 PM UTC-7</text:p>
          </table:table-cell>
        </table:table-row>
        <table:table-row table:style-name="ro1">
          <table:table-cell office:value-type="string" calcext:value-type="string">
            <text:p>A000011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1" calcext:value-type="float">
            <text:p>115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 13, 2024 at 3:00:10 PM UTC-7</text:p>
          </table:table-cell>
        </table:table-row>
        <table:table-row table:style-name="ro1">
          <table:table-cell office:value-type="string" calcext:value-type="string">
            <text:p>A000011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2" calcext:value-type="float">
            <text:p>115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tember 13, 2024 at 3:00:14 PM UTC-7</text:p>
          </table:table-cell>
        </table:table-row>
        <table:table-row table:style-name="ro1">
          <table:table-cell office:value-type="string" calcext:value-type="string">
            <text:p>A000011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ptember 13, 2024 at 3:00:16 PM UTC-7</text:p>
          </table:table-cell>
        </table:table-row>
        <table:table-row table:style-name="ro1">
          <table:table-cell office:value-type="string" calcext:value-type="string">
            <text:p>A000011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ptember 13, 2024 at 3:00:18 PM UTC-7</text:p>
          </table:table-cell>
        </table:table-row>
        <table:table-row table:style-name="ro1">
          <table:table-cell office:value-type="string" calcext:value-type="string">
            <text:p>A000011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ptember 13, 2024 at 3:00:22 PM UTC-7</text:p>
          </table:table-cell>
        </table:table-row>
        <table:table-row table:style-name="ro1">
          <table:table-cell office:value-type="string" calcext:value-type="string">
            <text:p>A000011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6" calcext:value-type="float">
            <text:p>115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ptember 13, 2024 at 3:00:23 PM UTC-7</text:p>
          </table:table-cell>
        </table:table-row>
        <table:table-row table:style-name="ro1">
          <table:table-cell office:value-type="string" calcext:value-type="string">
            <text:p>A000011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tember 13, 2024 at 3:00:25 PM UTC-7</text:p>
          </table:table-cell>
        </table:table-row>
        <table:table-row table:style-name="ro1">
          <table:table-cell office:value-type="string" calcext:value-type="string">
            <text:p>A0000115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8" calcext:value-type="float">
            <text:p>115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 13, 2024 at 3:00:27 PM UTC-7</text:p>
          </table:table-cell>
        </table:table-row>
        <table:table-row table:style-name="ro1">
          <table:table-cell office:value-type="string" calcext:value-type="string">
            <text:p>A0000115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ptember 13, 2024 at 3:00:30 PM UTC-7</text:p>
          </table:table-cell>
        </table:table-row>
        <table:table-row table:style-name="ro1">
          <table:table-cell office:value-type="string" calcext:value-type="string">
            <text:p>A0000116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ptember 13, 2024 at 3:00:32 PM UTC-7</text:p>
          </table:table-cell>
        </table:table-row>
        <table:table-row table:style-name="ro1">
          <table:table-cell office:value-type="string" calcext:value-type="string">
            <text:p>A0000116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1" calcext:value-type="float">
            <text:p>1161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ptember 13, 2024 at 3:00:33 PM UTC-7</text:p>
          </table:table-cell>
        </table:table-row>
        <table:table-row table:style-name="ro1">
          <table:table-cell office:value-type="string" calcext:value-type="string">
            <text:p>A0000116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 13, 2024 at 3:00:36 PM UTC-7</text:p>
          </table:table-cell>
        </table:table-row>
        <table:table-row table:style-name="ro1">
          <table:table-cell office:value-type="string" calcext:value-type="string">
            <text:p>A0000116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 13, 2024 at 7:26:53 PM UTC-7</text:p>
          </table:table-cell>
        </table:table-row>
        <table:table-row table:style-name="ro1">
          <table:table-cell office:value-type="string" calcext:value-type="string">
            <text:p>A0000116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 13, 2024 at 7:26:54 PM UTC-7</text:p>
          </table:table-cell>
        </table:table-row>
        <table:table-row table:style-name="ro1">
          <table:table-cell office:value-type="string" calcext:value-type="string">
            <text:p>A0000116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ptember 13, 2024 at 7:26:55 PM UTC-7</text:p>
          </table:table-cell>
        </table:table-row>
        <table:table-row table:style-name="ro1">
          <table:table-cell office:value-type="string" calcext:value-type="string">
            <text:p>A0000116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3, 2024 at 10:26:43 PM UTC-7</text:p>
          </table:table-cell>
        </table:table-row>
        <table:table-row table:style-name="ro1">
          <table:table-cell office:value-type="string" calcext:value-type="string">
            <text:p>A00001167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3, 2024 at 10:26:45 PM UTC-7</text:p>
          </table:table-cell>
        </table:table-row>
        <table:table-row table:style-name="ro1">
          <table:table-cell office:value-type="string" calcext:value-type="string">
            <text:p>A0000116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3, 2024 at 10:26:46 PM UTC-7</text:p>
          </table:table-cell>
        </table:table-row>
        <table:table-row table:style-name="ro1">
          <table:table-cell office:value-type="string" calcext:value-type="string">
            <text:p>A0000116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 office:value-type="float" office:value="17" calcext:value-type="float">
            <text:p>17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 13, 2024 at 10:26:47 PM UTC-7</text:p>
          </table:table-cell>
        </table:table-row>
        <table:table-row table:style-name="ro1">
          <table:table-cell office:value-type="string" calcext:value-type="string">
            <text:p>A0000117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13, 2024 at 10:26:48 PM UTC-7</text:p>
          </table:table-cell>
        </table:table-row>
        <table:table-row table:style-name="ro1">
          <table:table-cell office:value-type="string" calcext:value-type="string">
            <text:p>A0000117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ptember 14, 2024 at 12:32:55 PM UTC-7</text:p>
          </table:table-cell>
        </table:table-row>
        <table:table-row table:style-name="ro1">
          <table:table-cell office:value-type="string" calcext:value-type="string">
            <text:p>A0000117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1" calcext:value-type="float">
            <text:p>117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eptember 14, 2024 at 12:32:55 PM UTC-7</text:p>
          </table:table-cell>
        </table:table-row>
        <table:table-row table:style-name="ro1">
          <table:table-cell office:value-type="string" calcext:value-type="string">
            <text:p>A0000117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ptember 14, 2024 at 12:32:57 PM UTC-7</text:p>
          </table:table-cell>
        </table:table-row>
        <table:table-row table:style-name="ro1">
          <table:table-cell office:value-type="string" calcext:value-type="string">
            <text:p>A0000117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tember 14, 2024 at 12:33:00 PM UTC-7</text:p>
          </table:table-cell>
        </table:table-row>
        <table:table-row table:style-name="ro1">
          <table:table-cell office:value-type="string" calcext:value-type="string">
            <text:p>A0000117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ptember 14, 2024 at 12:33:01 PM UTC-7</text:p>
          </table:table-cell>
        </table:table-row>
        <table:table-row table:style-name="ro1">
          <table:table-cell office:value-type="string" calcext:value-type="string">
            <text:p>A0000117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 14, 2024 at 12:33:03 PM UTC-7</text:p>
          </table:table-cell>
        </table:table-row>
        <table:table-row table:style-name="ro1">
          <table:table-cell office:value-type="string" calcext:value-type="string">
            <text:p>A0000117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7" calcext:value-type="float">
            <text:p>117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ptember 14, 2024 at 12:33:05 PM UTC-7</text:p>
          </table:table-cell>
        </table:table-row>
        <table:table-row table:style-name="ro1">
          <table:table-cell office:value-type="string" calcext:value-type="string">
            <text:p>A0000117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8" calcext:value-type="float">
            <text:p>117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ptember 14, 2024 at 12:33:09 PM UTC-7</text:p>
          </table:table-cell>
        </table:table-row>
        <table:table-row table:style-name="ro1">
          <table:table-cell office:value-type="string" calcext:value-type="string">
            <text:p>A0000117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ptember 14, 2024 at 12:33:11 PM UTC-7</text:p>
          </table:table-cell>
        </table:table-row>
        <table:table-row table:style-name="ro1">
          <table:table-cell office:value-type="string" calcext:value-type="string">
            <text:p>A0000118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 14, 2024 at 12:33:12 PM UTC-7</text:p>
          </table:table-cell>
        </table:table-row>
        <table:table-row table:style-name="ro1">
          <table:table-cell office:value-type="string" calcext:value-type="string">
            <text:p>A0000118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4, 2024 at 12:33:14 PM UTC-7</text:p>
          </table:table-cell>
        </table:table-row>
        <table:table-row table:style-name="ro1">
          <table:table-cell office:value-type="string" calcext:value-type="string">
            <text:p>A0000118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2" calcext:value-type="float">
            <text:p>118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tember 14, 2024 at 12:33:17 PM UTC-7</text:p>
          </table:table-cell>
        </table:table-row>
        <table:table-row table:style-name="ro1">
          <table:table-cell office:value-type="string" calcext:value-type="string">
            <text:p>A0000118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tember 14, 2024 at 12:33:19 PM UTC-7</text:p>
          </table:table-cell>
        </table:table-row>
        <table:table-row table:style-name="ro1">
          <table:table-cell office:value-type="string" calcext:value-type="string">
            <text:p>A0000118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4" calcext:value-type="float">
            <text:p>118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 14, 2024 at 12:33:21 PM UTC-7</text:p>
          </table:table-cell>
        </table:table-row>
        <table:table-row table:style-name="ro1">
          <table:table-cell office:value-type="string" calcext:value-type="string">
            <text:p>A0000118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ptember 14, 2024 at 12:33:26 PM UTC-7</text:p>
          </table:table-cell>
        </table:table-row>
        <table:table-row table:style-name="ro1">
          <table:table-cell office:value-type="string" calcext:value-type="string">
            <text:p>A0000118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6" calcext:value-type="float">
            <text:p>118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ptember 14, 2024 at 12:33:28 PM UTC-7</text:p>
          </table:table-cell>
        </table:table-row>
        <table:table-row table:style-name="ro1">
          <table:table-cell office:value-type="string" calcext:value-type="string">
            <text:p>A0000118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7" calcext:value-type="float">
            <text:p>118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ptember 14, 2024 at 12:33:32 PM UTC-7</text:p>
          </table:table-cell>
        </table:table-row>
        <table:table-row table:style-name="ro1">
          <table:table-cell office:value-type="string" calcext:value-type="string">
            <text:p>A0000118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ptember 14, 2024 at 12:33:37 PM UTC-7</text:p>
          </table:table-cell>
        </table:table-row>
        <table:table-row table:style-name="ro1">
          <table:table-cell office:value-type="string" calcext:value-type="string">
            <text:p>A0000118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" calcext:value-type="float">
            <text:p>118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ptember 14, 2024 at 12:33:42 PM UTC-7</text:p>
          </table:table-cell>
        </table:table-row>
        <table:table-row table:style-name="ro1">
          <table:table-cell office:value-type="string" calcext:value-type="string">
            <text:p>A000011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ptember 14, 2024 at 12:33:45 PM UTC-7</text:p>
          </table:table-cell>
        </table:table-row>
        <table:table-row table:style-name="ro1">
          <table:table-cell office:value-type="string" calcext:value-type="string">
            <text:p>A0000119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1" calcext:value-type="float">
            <text:p>119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ptember 14, 2024 at 12:33:49 PM UTC-7</text:p>
          </table:table-cell>
        </table:table-row>
        <table:table-row table:style-name="ro1">
          <table:table-cell office:value-type="string" calcext:value-type="string">
            <text:p>A0000119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ptember 14, 2024 at 12:33:51 PM UTC-7</text:p>
          </table:table-cell>
        </table:table-row>
        <table:table-row table:style-name="ro1">
          <table:table-cell office:value-type="string" calcext:value-type="string">
            <text:p>A0000119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ptember 14, 2024 at 12:33:53 PM UTC-7</text:p>
          </table:table-cell>
        </table:table-row>
        <table:table-row table:style-name="ro1">
          <table:table-cell office:value-type="string" calcext:value-type="string">
            <text:p>A0000119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4" calcext:value-type="float">
            <text:p>119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 14, 2024 at 12:33:55 PM UTC-7</text:p>
          </table:table-cell>
        </table:table-row>
        <table:table-row table:style-name="ro1">
          <table:table-cell office:value-type="string" calcext:value-type="string">
            <text:p>A0000119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5" calcext:value-type="float">
            <text:p>119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ptember 14, 2024 at 12:33:57 PM UTC-7</text:p>
          </table:table-cell>
        </table:table-row>
        <table:table-row table:style-name="ro1">
          <table:table-cell office:value-type="string" calcext:value-type="string">
            <text:p>A0000119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 14, 2024 at 12:33:59 PM UTC-7</text:p>
          </table:table-cell>
        </table:table-row>
        <table:table-row table:style-name="ro1">
          <table:table-cell office:value-type="string" calcext:value-type="string">
            <text:p>A0000119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ptember 14, 2024 at 12:34:01 PM UTC-7</text:p>
          </table:table-cell>
        </table:table-row>
        <table:table-row table:style-name="ro1">
          <table:table-cell office:value-type="string" calcext:value-type="string">
            <text:p>A0000119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8" calcext:value-type="float">
            <text:p>119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ptember 14, 2024 at 12:34:03 PM UTC-7</text:p>
          </table:table-cell>
        </table:table-row>
        <table:table-row table:style-name="ro1">
          <table:table-cell office:value-type="string" calcext:value-type="string">
            <text:p>A0000119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99" calcext:value-type="float">
            <text:p>119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tember 14, 2024 at 12:34:05 PM UTC-7</text:p>
          </table:table-cell>
        </table:table-row>
        <table:table-row table:style-name="ro1">
          <table:table-cell office:value-type="string" calcext:value-type="string">
            <text:p>A0000120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ptember 14, 2024 at 12:34:50 PM UTC-7</text:p>
          </table:table-cell>
        </table:table-row>
        <table:table-row table:style-name="ro1">
          <table:table-cell office:value-type="string" calcext:value-type="string">
            <text:p>A0000120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 14, 2024 at 12:34:52 PM UTC-7</text:p>
          </table:table-cell>
        </table:table-row>
        <table:table-row table:style-name="ro1">
          <table:table-cell office:value-type="string" calcext:value-type="string">
            <text:p>A0000120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2" calcext:value-type="float">
            <text:p>120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tember 14, 2024 at 12:34:56 PM UTC-7</text:p>
          </table:table-cell>
        </table:table-row>
        <table:table-row table:style-name="ro1">
          <table:table-cell office:value-type="string" calcext:value-type="string">
            <text:p>A0000120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3" calcext:value-type="float">
            <text:p>120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ptember 14, 2024 at 12:35:18 PM UTC-7</text:p>
          </table:table-cell>
        </table:table-row>
        <table:table-row table:style-name="ro1">
          <table:table-cell office:value-type="string" calcext:value-type="string">
            <text:p>A0000120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tember 14, 2024 at 12:35:20 PM UTC-7</text:p>
          </table:table-cell>
        </table:table-row>
        <table:table-row table:style-name="ro1">
          <table:table-cell office:value-type="string" calcext:value-type="string">
            <text:p>A0000120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 14, 2024 at 12:35:28 PM UTC-7</text:p>
          </table:table-cell>
        </table:table-row>
        <table:table-row table:style-name="ro1">
          <table:table-cell office:value-type="string" calcext:value-type="string">
            <text:p>A0000120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ptember 14, 2024 at 12:35:29 PM UTC-7</text:p>
          </table:table-cell>
        </table:table-row>
        <table:table-row table:style-name="ro1">
          <table:table-cell office:value-type="string" calcext:value-type="string">
            <text:p>A0000120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tember 14, 2024 at 12:35:36 PM UTC-7</text:p>
          </table:table-cell>
        </table:table-row>
        <table:table-row table:style-name="ro1">
          <table:table-cell office:value-type="string" calcext:value-type="string">
            <text:p>A0000120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8" calcext:value-type="float">
            <text:p>120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 14, 2024 at 12:35:39 PM UTC-7</text:p>
          </table:table-cell>
        </table:table-row>
        <table:table-row table:style-name="ro1">
          <table:table-cell office:value-type="string" calcext:value-type="string">
            <text:p>A0000120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 14, 2024 at 12:35:52 PM UTC-7</text:p>
          </table:table-cell>
        </table:table-row>
        <table:table-row table:style-name="ro1">
          <table:table-cell office:value-type="string" calcext:value-type="string">
            <text:p>A0000121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0" calcext:value-type="float">
            <text:p>121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 14, 2024 at 12:35:55 PM UTC-7</text:p>
          </table:table-cell>
        </table:table-row>
        <table:table-row table:style-name="ro1">
          <table:table-cell office:value-type="string" calcext:value-type="string">
            <text:p>A0000121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ptember 14, 2024 at 12:35:58 PM UTC-7</text:p>
          </table:table-cell>
        </table:table-row>
        <table:table-row table:style-name="ro1">
          <table:table-cell office:value-type="string" calcext:value-type="string">
            <text:p>A0000121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2" calcext:value-type="float">
            <text:p>121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ptember 14, 2024 at 12:35:59 PM UTC-7</text:p>
          </table:table-cell>
        </table:table-row>
        <table:table-row table:style-name="ro1">
          <table:table-cell office:value-type="string" calcext:value-type="string">
            <text:p>A0000121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ptember 14, 2024 at 12:36:02 PM UTC-7</text:p>
          </table:table-cell>
        </table:table-row>
        <table:table-row table:style-name="ro1">
          <table:table-cell office:value-type="string" calcext:value-type="string">
            <text:p>A0000121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4" calcext:value-type="float">
            <text:p>121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eptember 14, 2024 at 12:36:04 PM UTC-7</text:p>
          </table:table-cell>
        </table:table-row>
        <table:table-row table:style-name="ro1">
          <table:table-cell office:value-type="string" calcext:value-type="string">
            <text:p>A0000121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ptember 14, 2024 at 12:36:07 PM UTC-7</text:p>
          </table:table-cell>
        </table:table-row>
        <table:table-row table:style-name="ro1">
          <table:table-cell office:value-type="string" calcext:value-type="string">
            <text:p>A000012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ptember 14, 2024 at 12:36:13 PM UTC-7</text:p>
          </table:table-cell>
        </table:table-row>
        <table:table-row table:style-name="ro1">
          <table:table-cell office:value-type="string" calcext:value-type="string">
            <text:p>A0000121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ptember 14, 2024 at 12:36:16 PM UTC-7</text:p>
          </table:table-cell>
        </table:table-row>
        <table:table-row table:style-name="ro1">
          <table:table-cell office:value-type="string" calcext:value-type="string">
            <text:p>A0000121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 14, 2024 at 12:41:10 PM UTC-7</text:p>
          </table:table-cell>
        </table:table-row>
        <table:table-row table:style-name="ro1">
          <table:table-cell office:value-type="string" calcext:value-type="string">
            <text:p>A000012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ptember 14, 2024 at 12:41:23 PM UTC-7</text:p>
          </table:table-cell>
        </table:table-row>
        <table:table-row table:style-name="ro1">
          <table:table-cell office:value-type="string" calcext:value-type="string">
            <text:p>A0000122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 14, 2024 at 12:41:25 PM UTC-7</text:p>
          </table:table-cell>
        </table:table-row>
        <table:table-row table:style-name="ro1">
          <table:table-cell office:value-type="string" calcext:value-type="string">
            <text:p>A0000122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 14, 2024 at 12:42:38 PM UTC-7</text:p>
          </table:table-cell>
        </table:table-row>
        <table:table-row table:style-name="ro1">
          <table:table-cell office:value-type="string" calcext:value-type="string">
            <text:p>A0000122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ptember 14, 2024 at 12:42:39 PM UTC-7</text:p>
          </table:table-cell>
        </table:table-row>
        <table:table-row table:style-name="ro1">
          <table:table-cell office:value-type="string" calcext:value-type="string">
            <text:p>A0000122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3" calcext:value-type="float">
            <text:p>122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 14, 2024 at 12:42:43 PM UTC-7</text:p>
          </table:table-cell>
        </table:table-row>
        <table:table-row table:style-name="ro1">
          <table:table-cell office:value-type="string" calcext:value-type="string">
            <text:p>A0000122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 14, 2024 at 12:42:45 PM UTC-7</text:p>
          </table:table-cell>
        </table:table-row>
        <table:table-row table:style-name="ro1">
          <table:table-cell office:value-type="string" calcext:value-type="string">
            <text:p>A0000122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 14, 2024 at 12:42:51 PM UTC-7</text:p>
          </table:table-cell>
        </table:table-row>
        <table:table-row table:style-name="ro1">
          <table:table-cell office:value-type="string" calcext:value-type="string">
            <text:p>A0000122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eptember 14, 2024 at 12:42:54 PM UTC-7</text:p>
          </table:table-cell>
        </table:table-row>
        <table:table-row table:style-name="ro1">
          <table:table-cell office:value-type="string" calcext:value-type="string">
            <text:p>A0000122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ptember 14, 2024 at 12:42:59 PM UTC-7</text:p>
          </table:table-cell>
        </table:table-row>
        <table:table-row table:style-name="ro1">
          <table:table-cell office:value-type="string" calcext:value-type="string">
            <text:p>A0000122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8" calcext:value-type="float">
            <text:p>122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ptember 14, 2024 at 12:43:02 PM UTC-7</text:p>
          </table:table-cell>
        </table:table-row>
        <table:table-row table:style-name="ro1">
          <table:table-cell office:value-type="string" calcext:value-type="string">
            <text:p>A0000122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tember 14, 2024 at 12:43:05 PM UTC-7</text:p>
          </table:table-cell>
        </table:table-row>
        <table:table-row table:style-name="ro1">
          <table:table-cell office:value-type="string" calcext:value-type="string">
            <text:p>A0000123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ptember 14, 2024 at 12:43:09 PM UTC-7</text:p>
          </table:table-cell>
        </table:table-row>
        <table:table-row table:style-name="ro1">
          <table:table-cell office:value-type="string" calcext:value-type="string">
            <text:p>A000012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1" calcext:value-type="float">
            <text:p>123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ptember 14, 2024 at 12:43:12 PM UTC-7</text:p>
          </table:table-cell>
        </table:table-row>
        <table:table-row table:style-name="ro1">
          <table:table-cell office:value-type="string" calcext:value-type="string">
            <text:p>A0000123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ptember 14, 2024 at 12:43:15 PM UTC-7</text:p>
          </table:table-cell>
        </table:table-row>
        <table:table-row table:style-name="ro1">
          <table:table-cell office:value-type="string" calcext:value-type="string">
            <text:p>A0000123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ptember 14, 2024 at 12:43:18 PM UTC-7</text:p>
          </table:table-cell>
        </table:table-row>
        <table:table-row table:style-name="ro1">
          <table:table-cell office:value-type="string" calcext:value-type="string">
            <text:p>A0000123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ptember 14, 2024 at 12:43:21 PM UTC-7</text:p>
          </table:table-cell>
        </table:table-row>
        <table:table-row table:style-name="ro1">
          <table:table-cell office:value-type="string" calcext:value-type="string">
            <text:p>A0000123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ptember 14, 2024 at 12:43:24 PM UTC-7</text:p>
          </table:table-cell>
        </table:table-row>
        <table:table-row table:style-name="ro1">
          <table:table-cell office:value-type="string" calcext:value-type="string">
            <text:p>A0000123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ptember 14, 2024 at 12:43:27 PM UTC-7</text:p>
          </table:table-cell>
        </table:table-row>
        <table:table-row table:style-name="ro1">
          <table:table-cell office:value-type="string" calcext:value-type="string">
            <text:p>A0000123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 14, 2024 at 12:43:48 PM UTC-7</text:p>
          </table:table-cell>
        </table:table-row>
        <table:table-row table:style-name="ro1">
          <table:table-cell office:value-type="string" calcext:value-type="string">
            <text:p>A0000123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8" calcext:value-type="float">
            <text:p>1238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 14, 2024 at 12:43:55 PM UTC-7</text:p>
          </table:table-cell>
        </table:table-row>
        <table:table-row table:style-name="ro1">
          <table:table-cell office:value-type="string" calcext:value-type="string">
            <text:p>A0000123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ptember 14, 2024 at 12:43:59 PM UTC-7</text:p>
          </table:table-cell>
        </table:table-row>
        <table:table-row table:style-name="ro1">
          <table:table-cell office:value-type="string" calcext:value-type="string">
            <text:p>A0000124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0" calcext:value-type="float">
            <text:p>1240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ptember 14, 2024 at 12:44:01 PM UTC-7</text:p>
          </table:table-cell>
        </table:table-row>
        <table:table-row table:style-name="ro1">
          <table:table-cell office:value-type="string" calcext:value-type="string">
            <text:p>A0000124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ptember 14, 2024 at 12:44:03 PM UTC-7</text:p>
          </table:table-cell>
        </table:table-row>
        <table:table-row table:style-name="ro1">
          <table:table-cell office:value-type="string" calcext:value-type="string">
            <text:p>A0000124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ptember 14, 2024 at 12:44:17 PM UTC-7</text:p>
          </table:table-cell>
        </table:table-row>
        <table:table-row table:style-name="ro1">
          <table:table-cell office:value-type="string" calcext:value-type="string">
            <text:p>A000012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3" calcext:value-type="float">
            <text:p>124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ptember 14, 2024 at 12:44:36 PM UTC-7</text:p>
          </table:table-cell>
        </table:table-row>
        <table:table-row table:style-name="ro1">
          <table:table-cell office:value-type="string" calcext:value-type="string">
            <text:p>A0000124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4" calcext:value-type="float">
            <text:p>124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ptember 14, 2024 at 12:44:38 PM UTC-7</text:p>
          </table:table-cell>
        </table:table-row>
        <table:table-row table:style-name="ro1">
          <table:table-cell office:value-type="string" calcext:value-type="string">
            <text:p>A0000124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14, 2024 at 12:44:44 PM UTC-7</text:p>
          </table:table-cell>
        </table:table-row>
        <table:table-row table:style-name="ro1">
          <table:table-cell office:value-type="string" calcext:value-type="string">
            <text:p>A0000124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ptember 14, 2024 at 12:44:47 PM UTC-7</text:p>
          </table:table-cell>
        </table:table-row>
        <table:table-row table:style-name="ro1">
          <table:table-cell office:value-type="string" calcext:value-type="string">
            <text:p>A0000124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7" calcext:value-type="float">
            <text:p>124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eptember 14, 2024 at 12:44:50 PM UTC-7</text:p>
          </table:table-cell>
        </table:table-row>
        <table:table-row table:style-name="ro1">
          <table:table-cell office:value-type="string" calcext:value-type="string">
            <text:p>A00001248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ptember 14, 2024 at 12:44:53 PM UTC-7</text:p>
          </table:table-cell>
        </table:table-row>
        <table:table-row table:style-name="ro1">
          <table:table-cell office:value-type="string" calcext:value-type="string">
            <text:p>A0000124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ptember 14, 2024 at 12:44:58 PM UTC-7</text:p>
          </table:table-cell>
        </table:table-row>
        <table:table-row table:style-name="ro1">
          <table:table-cell office:value-type="string" calcext:value-type="string">
            <text:p>A0000125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ptember 14, 2024 at 12:45:01 PM UTC-7</text:p>
          </table:table-cell>
        </table:table-row>
        <table:table-row table:style-name="ro1">
          <table:table-cell office:value-type="string" calcext:value-type="string">
            <text:p>A0000125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ptember 14, 2024 at 12:45:04 PM UTC-7</text:p>
          </table:table-cell>
        </table:table-row>
        <table:table-row table:style-name="ro1">
          <table:table-cell office:value-type="string" calcext:value-type="string">
            <text:p>A00001252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2" calcext:value-type="float">
            <text:p>1252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ptember 14, 2024 at 12:45:07 PM UTC-7</text:p>
          </table:table-cell>
        </table:table-row>
        <table:table-row table:style-name="ro1">
          <table:table-cell office:value-type="string" calcext:value-type="string">
            <text:p>A0000125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ptember 14, 2024 at 12:45:10 PM UTC-7</text:p>
          </table:table-cell>
        </table:table-row>
        <table:table-row table:style-name="ro1">
          <table:table-cell office:value-type="string" calcext:value-type="string">
            <text:p>A0000125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ptember 14, 2024 at 12:45:13 PM UTC-7</text:p>
          </table:table-cell>
        </table:table-row>
        <table:table-row table:style-name="ro1">
          <table:table-cell office:value-type="string" calcext:value-type="string">
            <text:p>A00001255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5" calcext:value-type="float">
            <text:p>1255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 14, 2024 at 12:45:17 PM UTC-7</text:p>
          </table:table-cell>
        </table:table-row>
        <table:table-row table:style-name="ro1">
          <table:table-cell office:value-type="string" calcext:value-type="string">
            <text:p>A0000125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ptember 14, 2024 at 12:45:26 PM UTC-7</text:p>
          </table:table-cell>
        </table:table-row>
        <table:table-row table:style-name="ro1">
          <table:table-cell office:value-type="string" calcext:value-type="string">
            <text:p>A00001257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ptember 14, 2024 at 12:45:29 PM UTC-7</text:p>
          </table:table-cell>
        </table:table-row>
        <table:table-row table:style-name="ro1">
          <table:table-cell office:value-type="string" calcext:value-type="string">
            <text:p>A00001258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ptember 14, 2024 at 8:51:10 PM UTC-7</text:p>
          </table:table-cell>
        </table:table-row>
        <table:table-row table:style-name="ro1">
          <table:table-cell office:value-type="string" calcext:value-type="string">
            <text:p>A00001259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ptember 14, 2024 at 8:51:11 PM UTC-7</text:p>
          </table:table-cell>
        </table:table-row>
        <table:table-row table:style-name="ro1">
          <table:table-cell office:value-type="string" calcext:value-type="string">
            <text:p>A0000126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ptember 14, 2024 at 8:51:12 PM UTC-7</text:p>
          </table:table-cell>
        </table:table-row>
        <table:table-row table:style-name="ro1">
          <table:table-cell office:value-type="string" calcext:value-type="string">
            <text:p>A0000126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 14, 2024 at 8:51:13 PM UTC-7</text:p>
          </table:table-cell>
        </table:table-row>
        <table:table-row table:style-name="ro1">
          <table:table-cell office:value-type="string" calcext:value-type="string">
            <text:p>A00001262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eptember 14, 2024 at 8:51:25 PM UTC-7</text:p>
          </table:table-cell>
        </table:table-row>
        <table:table-row table:style-name="ro1">
          <table:table-cell office:value-type="string" calcext:value-type="string">
            <text:p>A00001263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ptember 14, 2024 at 8:51:26 PM UTC-7</text:p>
          </table:table-cell>
        </table:table-row>
        <table:table-row table:style-name="ro1">
          <table:table-cell office:value-type="string" calcext:value-type="string">
            <text:p>A00001264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ptember 14, 2024 at 8:51:28 PM UTC-7</text:p>
          </table:table-cell>
        </table:table-row>
        <table:table-row table:style-name="ro1">
          <table:table-cell office:value-type="string" calcext:value-type="string">
            <text:p>A0000126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008" calcext:value-type="float">
            <text:p>100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ptember 14, 2024 at 8:51:29 PM UTC-7</text:p>
          </table:table-cell>
        </table:table-row>
        <table:table-row table:style-name="ro1">
          <table:table-cell office:value-type="string" calcext:value-type="string">
            <text:p>A00001266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ember 14, 2024 at 8:51:30 PM UTC-7</text:p>
          </table:table-cell>
        </table:table-row>
        <table:table-row table:style-name="ro1" table:visibility="filter" table:number-rows-repeated="100">
          <table:table-cell table:number-columns-repeated="12"/>
        </table:table-row>
        <table:table-row table:style-name="ro1" table:visibility="filter">
          <table:table-cell table:number-columns-repeated="12"/>
        </table:table-row>
      </table:table>
      <table:table table:name="Pivot Table_Sheet3_2" table:style-name="ta1">
        <table:table-column table:style-name="co1" table:default-cell-style-name="ce16"/>
        <table:table-column table:style-name="co1" table:default-cell-style-name="ce23"/>
        <table:table-column table:style-name="co1" table:default-cell-style-name="ce30"/>
        <table:table-column table:style-name="co1" table:number-columns-repeated="2" table:default-cell-style-name="Pivot_20_Table_20_Value"/>
        <table:table-column table:style-name="co1" table:default-cell-style-name="ce35"/>
        <table:table-column table:style-name="co1" table:default-cell-style-name="ce41"/>
        <table:table-row table:style-name="ro1">
          <table:table-cell table:style-name="Pivot_20_Table_20_Field" office:value-type="string" calcext:value-type="string">
            <text:p>cid</text:p>
          </table:table-cell>
          <table:table-cell table:style-name="ce18" office:value-type="string" calcext:value-type="string">
            <text:p>0</text:p>
          </table:table-cell>
          <table:table-cell table:style-name="Default" table:number-columns-repeated="5"/>
        </table:table-row>
        <table:table-row table:style-name="ro1">
          <table:table-cell table:style-name="Pivot_20_Table_20_Field" office:value-type="string" calcext:value-type="string">
            <text:p>ownerPid</text:p>
          </table:table-cell>
          <table:table-cell table:style-name="ce19" office:value-type="string" calcext:value-type="string">
            <text:p>- all -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3" office:value-type="string" calcext:value-type="string">
            <text:p>Count - Document ID</text:p>
          </table:table-cell>
          <table:table-cell table:style-name="ce20" office:value-type="string" calcext:value-type="string">
            <text:p>code</text:p>
          </table:table-cell>
          <table:table-cell table:style-name="ce27" table:number-columns-repeated="4"/>
          <table:table-cell table:style-name="ce38"/>
        </table:table-row>
        <table:table-row table:style-name="ro1">
          <table:table-cell table:style-name="ce14" office:value-type="string" calcext:value-type="string">
            <text:p>square</text:p>
          </table:table-cell>
          <table:table-cell table:style-name="ce21" office:value-type="float" office:value="201" calcext:value-type="float">
            <text:p>20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03" calcext:value-type="float">
            <text:p>303</text:p>
          </table:table-cell>
          <table:table-cell table:style-name="ce39" office:value-type="string" calcext:value-type="string">
            <text:p>Total Result</text:p>
          </table:table-cell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table:style-name="ce22"/>
          <table:table-cell table:style-name="ce29" table:number-columns-repeated="3"/>
          <table:table-cell table:style-name="ce34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6"/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6" office:value-type="float" office:value="6" calcext:value-type="float">
            <text:p>6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43" office:value-type="float" office:value="314" calcext:value-type="float">
            <text:p>314</text:p>
          </table:table-cell>
        </table:table-row>
      </table:table>
      <table:table table:name="Pivot Table_Sheet3_1" table:style-name="ta1">
        <table:table-column table:style-name="co1" table:default-cell-style-name="Pivot_20_Table_20_Field"/>
        <table:table-column table:style-name="co1" table:default-cell-style-name="ce4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d</text:p>
          </table:table-cell>
          <table:table-cell table:style-name="ce18" office:value-type="string" calcext:value-type="string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"/>
          <table:table-cell table:style-name="ce20" office:value-type="string" calcext:value-type="string">
            <text:p>playerPid</text:p>
          </table:table-cell>
          <table:table-cell table:style-name="ce20" office:value-type="string" calcext:value-type="string">
            <text:p>Data</text:p>
          </table:table-cell>
          <table:table-cell table:style-name="ce83"/>
          <table:table-cell table:style-name="ce90"/>
        </table:table-row>
        <table:table-row table:style-name="ro1">
          <table:table-cell table:style-name="ce44"/>
          <table:table-cell office:value-type="float" office:value="1014" calcext:value-type="float">
            <text:p>1014</text:p>
          </table:table-cell>
          <table:table-cell table:style-name="ce51"/>
          <table:table-cell table:style-name="ce86" office:value-type="string" calcext:value-type="string">
            <text:p>Total Count - square</text:p>
          </table:table-cell>
          <table:table-cell table:style-name="ce91" office:value-type="string" calcext:value-type="string">
            <text:p>Total Sum - debit</text:p>
          </table:table-cell>
        </table:table-row>
        <table:table-row table:style-name="ro1">
          <table:table-cell table:style-name="ce14" office:value-type="string" calcext:value-type="string">
            <text:p>code</text:p>
          </table:table-cell>
          <table:table-cell office:value-type="string" calcext:value-type="string">
            <text:p>Count - square</text:p>
          </table:table-cell>
          <table:table-cell table:style-name="ce51" office:value-type="string" calcext:value-type="string">
            <text:p>Sum - debit</text:p>
          </table:table-cell>
          <table:table-cell table:style-name="ce87"/>
          <table:table-cell table:style-name="ce92"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46" office:value-type="float" office:value="9" calcext:value-type="float">
            <text:p>9</text:p>
          </table:table-cell>
          <table:table-cell table:style-name="ce34" office:value-type="float" office:value="9" calcext:value-type="float">
            <text:p>9</text:p>
          </table:table-cell>
          <table:table-cell table:style-name="ce88" office:value-type="float" office:value="9" calcext:value-type="float">
            <text:p>9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float" office:value="300" calcext:value-type="float">
            <text:p>300</text:p>
          </table:table-cell>
          <table:table-cell table:style-name="ce49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6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</table:table-row>
      </table:table>
      <table:table table:name="Credit Summary" table:style-name="ta1"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84" office:value-type="string" calcext:value-type="string">
            <text:p>Cowboy</text:p>
          </table:table-cell>
          <table:table-cell table:style-name="ce105" office:value-type="string" calcext:value-type="string">
            <text:p>Jeff</text:p>
          </table:table-cell>
          <table:table-cell table:style-name="ce105" office:value-type="string" calcext:value-type="string">
            <text:p>Meagan</text:p>
          </table:table-cell>
          <table:table-cell table:style-name="ce105" office:value-type="string" calcext:value-type="string">
            <text:p>Bryon</text:p>
          </table:table-cell>
          <table:table-cell table:style-name="ce105" office:value-type="string" calcext:value-type="string">
            <text:p>Michi</text:p>
          </table:table-cell>
          <table:table-cell table:style-name="ce105" office:value-type="string" calcext:value-type="string">
            <text:p>Lorraine</text:p>
          </table:table-cell>
          <table:table-cell table:style-name="ce84" office:value-type="string" calcext:value-type="string">
            <text:p>Roger</text:p>
          </table:table-cell>
          <table:table-cell table:style-name="ce105" office:value-type="string" calcext:value-type="string">
            <text:p>Bob</text:p>
          </table:table-cell>
          <table:table-cell table:style-name="ce105" office:value-type="string" calcext:value-type="string">
            <text:p>Louise</text:p>
          </table:table-cell>
          <table:table-cell/>
          <table:table-cell table:style-name="ce105" office:value-type="string" calcext:value-type="string">
            <text:p>Excluded</text:p>
          </table:table-cell>
          <table:table-cell table:style-name="ce105" office:value-type="string" calcext:value-type="string">
            <text:p>Community</text:p>
          </table:table-cell>
          <table:table-cell table:style-name="ce105" office:value-type="string" calcext:value-type="string">
            <text:p>Total</text:p>
          </table:table-cell>
          <table:table-cell table:style-name="ce105" office:value-type="string" calcext:value-type="string">
            <text:p>Free</text:p>
          </table:table-cell>
          <table:table-cell table:style-name="ce105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C3:.K3])" office:value-type="float" office:value="210" calcext:value-type="float">
            <text:p>210</text:p>
          </table:table-cell>
          <table:table-cell table:formula="of:=[.$O$3]-[.O3]" office:value-type="float" office:value="0" calcext:value-type="float">
            <text:p>0</text:p>
          </table:table-cell>
          <table:table-cell table:formula="of:=[.O3]+[.P3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4:.K4])" office:value-type="float" office:value="208" calcext:value-type="float">
            <text:p>208</text:p>
          </table:table-cell>
          <table:table-cell table:formula="of:=[.$O$3]-[.O4]" office:value-type="float" office:value="2" calcext:value-type="float">
            <text:p>2</text:p>
          </table:table-cell>
          <table:table-cell table:formula="of:=[.O4]+[.P4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30" calcext:value-type="float">
            <text:p>30</text:p>
          </table:table-cell>
          <table:table-cell table:formula="of:=[.E14]" office:value-type="float" office:value="30" calcext:value-type="float">
            <text:p>30</text:p>
          </table:table-cell>
          <table:table-cell table:formula="of:=[.F14]" office:value-type="float" office:value="77" calcext:value-type="float">
            <text:p>77</text:p>
          </table:table-cell>
          <table:table-cell table:formula="of:=[.G14]" office:value-type="float" office:value="30" calcext:value-type="float">
            <text:p>30</text:p>
          </table:table-cell>
          <table:table-cell table:formula="of:=[.H14]" office:value-type="float" office:value="30" calcext:value-type="float">
            <text:p>30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30" calcext:value-type="float">
            <text:p>30</text:p>
          </table:table-cell>
          <table:table-cell table:formula="of:=[.K14]"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C5:.K5])" office:value-type="float" office:value="297" calcext:value-type="float">
            <text:p>297</text:p>
          </table:table-cell>
          <table:table-cell table:formula="of:=[.$O$3]-[.O5]" office:value-type="float" office:value="-87" calcext:value-type="float">
            <text:p>-87</text:p>
          </table:table-cell>
          <table:table-cell table:formula="of:=[.O5]+[.P5]" office:value-type="float" office:value="210" calcext:value-type="float">
            <text:p>210</text:p>
          </table:table-cell>
        </table:table-row>
        <table:table-row table:style-name="ro1">
          <table:table-cell/>
          <table:table-cell table:style-name="ce104" office:value-type="string" calcext:value-type="string">
            <text:p>Added</text:p>
          </table:table-cell>
          <table:table-cell table:style-name="ce104" table:formula="of:=[.C24]" office:value-type="float" office:value="0" calcext:value-type="float">
            <text:p>0</text:p>
          </table:table-cell>
          <table:table-cell table:style-name="ce104" table:formula="of:=[.D24]" office:value-type="float" office:value="10" calcext:value-type="float">
            <text:p>10</text:p>
          </table:table-cell>
          <table:table-cell table:style-name="ce104" table:formula="of:=[.E24]" office:value-type="float" office:value="0" calcext:value-type="float">
            <text:p>0</text:p>
          </table:table-cell>
          <table:table-cell table:style-name="ce104" table:formula="of:=[.F24]" office:value-type="float" office:value="127" calcext:value-type="float">
            <text:p>127</text:p>
          </table:table-cell>
          <table:table-cell table:style-name="ce104" table:formula="of:=[.G24]" office:value-type="float" office:value="0" calcext:value-type="float">
            <text:p>0</text:p>
          </table:table-cell>
          <table:table-cell table:style-name="ce104" table:formula="of:=[.H24]" office:value-type="float" office:value="60" calcext:value-type="float">
            <text:p>60</text:p>
          </table:table-cell>
          <table:table-cell table:style-name="ce104" table:formula="of:=[.I24]" office:value-type="float" office:value="0" calcext:value-type="float">
            <text:p>0</text:p>
          </table:table-cell>
          <table:table-cell table:style-name="ce104" table:formula="of:=[.J24]" office:value-type="float" office:value="0" calcext:value-type="float">
            <text:p>0</text:p>
          </table:table-cell>
          <table:table-cell table:style-name="ce104" table:formula="of:=[.K24]" office:value-type="float" office:value="98" calcext:value-type="float">
            <text:p>98</text:p>
          </table:table-cell>
          <table:table-cell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SUM([.C6:.K6])" office:value-type="float" office:value="295" calcext:value-type="float">
            <text:p>295</text:p>
          </table:table-cell>
          <table:table-cell table:style-name="ce104"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style-name="ce85" table:formula="of:=[.C3]+[.C6]=[.C4]+[.C5]" office:value-type="boolean" office:boolean-value="true" calcext:value-type="boolean">
            <text:p>TRUE</text:p>
          </table:table-cell>
          <table:table-cell table:style-name="ce85" table:formula="of:=[.D3]+[.D6]=[.D4]+[.D5]" office:value-type="boolean" office:boolean-value="true" calcext:value-type="boolean">
            <text:p>TRUE</text:p>
          </table:table-cell>
          <table:table-cell table:style-name="ce85" table:formula="of:=[.E3]+[.E6]=[.E4]+[.E5]" office:value-type="boolean" office:boolean-value="true" calcext:value-type="boolean">
            <text:p>TRUE</text:p>
          </table:table-cell>
          <table:table-cell table:style-name="ce85" table:formula="of:=[.F3]+[.F6]=[.F4]+[.F5]" office:value-type="boolean" office:boolean-value="true" calcext:value-type="boolean">
            <text:p>TRUE</text:p>
          </table:table-cell>
          <table:table-cell table:style-name="ce85" table:formula="of:=[.G3]+[.G6]=[.G4]+[.G5]" office:value-type="boolean" office:boolean-value="true" calcext:value-type="boolean">
            <text:p>TRUE</text:p>
          </table:table-cell>
          <table:table-cell table:style-name="ce85" table:formula="of:=[.H3]+[.H6]=[.H4]+[.H5]" office:value-type="boolean" office:boolean-value="true" calcext:value-type="boolean">
            <text:p>TRUE</text:p>
          </table:table-cell>
          <table:table-cell table:style-name="ce85" table:formula="of:=[.I3]+[.I6]=[.I4]+[.I5]" office:value-type="boolean" office:boolean-value="true" calcext:value-type="boolean">
            <text:p>TRUE</text:p>
          </table:table-cell>
          <table:table-cell table:style-name="ce85" table:formula="of:=[.J3]+[.J6]=[.J4]+[.J5]" office:value-type="boolean" office:boolean-value="true" calcext:value-type="boolean">
            <text:p>TRUE</text:p>
          </table:table-cell>
          <table:table-cell table:style-name="ce85" table:formula="of:=[.K3]+[.K6]=[.K4]+[.K5]" office:value-type="boolean" office:boolean-value="true" calcext:value-type="boolean">
            <text:p>TRUE</text:p>
          </table:table-cell>
          <table:table-cell/>
          <table:table-cell table:style-name="ce85" table:formula="of:=[.M3]+[.M6]=[.M4]+[.M5]" office:value-type="boolean" office:boolean-value="true" calcext:value-type="boolean">
            <text:p>TRUE</text:p>
          </table:table-cell>
          <table:table-cell table:style-name="ce85" table:formula="of:=[.N3]+[.N6]=[.N4]+[.N5]" office:value-type="boolean" office:boolean-value="true" calcext:value-type="boolean">
            <text:p>TRUE</text:p>
          </table:table-cell>
          <table:table-cell table:style-name="ce85" table:formula="of:=[.O3]+[.O6]=[.O4]+[.O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C10:.M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0]+[.P1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C11:.M11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1]+[.P1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([.C12:.M1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O12]+[.P12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04" table:number-columns-repeated="10"/>
          <table:table-cell/>
          <table:table-cell table:style-name="ce104" office:value-type="float" office:value="0" calcext:value-type="float">
            <text:p>0</text:p>
          </table:table-cell>
          <table:table-cell table:style-name="ce104"/>
          <table:table-cell table:style-name="ce104" table:formula="of:=SUM([.C13:.M13])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[.O13]+[.P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0:.C13])" office:value-type="float" office:value="0" calcext:value-type="float">
            <text:p>0</text:p>
          </table:table-cell>
          <table:table-cell table:formula="of:=SUM([.D10:.D13])" office:value-type="float" office:value="30" calcext:value-type="float">
            <text:p>30</text:p>
          </table:table-cell>
          <table:table-cell table:formula="of:=SUM([.E10:.E13])" office:value-type="float" office:value="30" calcext:value-type="float">
            <text:p>30</text:p>
          </table:table-cell>
          <table:table-cell table:formula="of:=SUM([.F10:.F13])" office:value-type="float" office:value="77" calcext:value-type="float">
            <text:p>77</text:p>
          </table:table-cell>
          <table:table-cell table:formula="of:=SUM([.G10:.G13])" office:value-type="float" office:value="30" calcext:value-type="float">
            <text:p>30</text:p>
          </table:table-cell>
          <table:table-cell table:formula="of:=SUM([.H10:.H13])" office:value-type="float" office:value="30" calcext:value-type="float">
            <text:p>30</text:p>
          </table:table-cell>
          <table:table-cell table:formula="of:=SUM([.I10:.I13])" office:value-type="float" office:value="0" calcext:value-type="float">
            <text:p>0</text:p>
          </table:table-cell>
          <table:table-cell table:formula="of:=SUM([.J10:.J13])" office:value-type="float" office:value="30" calcext:value-type="float">
            <text:p>30</text:p>
          </table:table-cell>
          <table:table-cell table:formula="of:=SUM([.K10:.K13])" office:value-type="float" office:value="70" calcext:value-type="float">
            <text:p>70</text:p>
          </table:table-cell>
          <table:table-cell/>
          <table:table-cell table:formula="of:=SUM([.M10:.M13])" office:value-type="float" office:value="3" calcext:value-type="float">
            <text:p>3</text:p>
          </table:table-cell>
          <table:table-cell/>
          <table:table-cell table:formula="of:=SUM([.C14:.M14])" office:value-type="float" office:value="300" calcext:value-type="float">
            <text:p>300</text:p>
          </table:table-cell>
          <table:table-cell table:formula="of:=SUM([.P10:.P13])" office:value-type="float" office:value="0" calcext:value-type="float">
            <text:p>0</text:p>
          </table:table-cell>
          <table:table-cell table:formula="of:=[.O14]+[.P14]" office:value-type="float" office:value="300" calcext:value-type="float">
            <text:p>3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06" table:formula="of:=[.C5]=[.C14]" office:value-type="boolean" office:boolean-value="true" calcext:value-type="boolean">
            <text:p>TRUE</text:p>
          </table:table-cell>
          <table:table-cell table:style-name="ce106" table:formula="of:=[.D5]=[.D14]" office:value-type="boolean" office:boolean-value="true" calcext:value-type="boolean">
            <text:p>TRUE</text:p>
          </table:table-cell>
          <table:table-cell table:style-name="ce106" table:formula="of:=[.E5]=[.E14]" office:value-type="boolean" office:boolean-value="true" calcext:value-type="boolean">
            <text:p>TRUE</text:p>
          </table:table-cell>
          <table:table-cell table:style-name="ce106" table:formula="of:=[.F5]=[.F14]" office:value-type="boolean" office:boolean-value="true" calcext:value-type="boolean">
            <text:p>TRUE</text:p>
          </table:table-cell>
          <table:table-cell table:style-name="ce106" table:formula="of:=[.G5]=[.G14]" office:value-type="boolean" office:boolean-value="true" calcext:value-type="boolean">
            <text:p>TRUE</text:p>
          </table:table-cell>
          <table:table-cell table:style-name="ce106" table:formula="of:=[.H5]=[.H14]" office:value-type="boolean" office:boolean-value="true" calcext:value-type="boolean">
            <text:p>TRUE</text:p>
          </table:table-cell>
          <table:table-cell table:style-name="ce106" table:formula="of:=[.I5]=[.I14]" office:value-type="boolean" office:boolean-value="true" calcext:value-type="boolean">
            <text:p>TRUE</text:p>
          </table:table-cell>
          <table:table-cell table:style-name="ce106" table:formula="of:=[.J5]=[.J14]" office:value-type="boolean" office:boolean-value="true" calcext:value-type="boolean">
            <text:p>TRUE</text:p>
          </table:table-cell>
          <table:table-cell table:style-name="ce106" table:formula="of:=[.K5]=[.K14]" office:value-type="boolean" office:boolean-value="true" calcext:value-type="boolean">
            <text:p>TRUE</text:p>
          </table:table-cell>
          <table:table-cell table:style-name="ce106" table:number-columns-repeated="3"/>
          <table:table-cell table:style-name="ce106" table:formula="of:=[.O5]=([.O14]-[.M14])" office:value-type="boolean" office:boolean-value="true" calcext:value-type="boolean">
            <text:p>TRUE</text:p>
          </table:table-cell>
          <table:table-cell table:style-name="ce106" table:formula="of:=[.P5]=[.P14]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istributed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 table:number-columns-repeated="3"/>
          <table:table-cell table:formula="of:=9+29+9" office:value-type="float" office:value="47" calcext:value-type="float">
            <text:p>4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0:.N20])"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C21:.N21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30+10"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C22:.N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104" table:number-columns-repeated="10"/>
          <table:table-cell/>
          <table:table-cell table:style-name="ce10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10" calcext:value-type="float">
            <text:p>10</text:p>
          </table:table-cell>
          <table:table-cell table:formula="of:=SUM([.E20:.E23])" office:value-type="float" office:value="0" calcext:value-type="float">
            <text:p>0</text:p>
          </table:table-cell>
          <table:table-cell table:formula="of:=SUM([.F20:.F23])" office:value-type="float" office:value="127" calcext:value-type="float">
            <text:p>127</text:p>
          </table:table-cell>
          <table:table-cell table:formula="of:=SUM([.G20:.G23])" office:value-type="float" office:value="0" calcext:value-type="float">
            <text:p>0</text:p>
          </table:table-cell>
          <table:table-cell table:formula="of:=SUM([.H20:.H23])" office:value-type="float" office:value="60" calcext:value-type="float">
            <text:p>60</text:p>
          </table:table-cell>
          <table:table-cell table:formula="of:=SUM([.I20:.I23])" office:value-type="float" office:value="0" calcext:value-type="float">
            <text:p>0</text:p>
          </table:table-cell>
          <table:table-cell table:formula="of:=SUM([.J20:.J23])" office:value-type="float" office:value="0" calcext:value-type="float">
            <text:p>0</text:p>
          </table:table-cell>
          <table:table-cell table:formula="of:=SUM([.K20:.K23])" office:value-type="float" office:value="98" calcext:value-type="float">
            <text:p>98</text:p>
          </table:table-cell>
          <table:table-cell/>
          <table:table-cell table:formula="of:=SUM([.M20:.M23])" office:value-type="float" office:value="0" calcext:value-type="float">
            <text:p>0</text:p>
          </table:table-cell>
          <table:table-cell table:formula="of:=SUM([.N20:.N23])" office:value-type="float" office:value="2" calcext:value-type="float">
            <text:p>2</text:p>
          </table:table-cell>
          <table:table-cell table:formula="of:=SUM([.O20:.O23])" office:value-type="float" office:value="297" calcext:value-type="float">
            <text:p>297</text:p>
          </table:table-cell>
          <table:table-cell table:number-columns-repeated="2"/>
        </table:table-row>
        <calcext:conditional-formats>
          <calcext:conditional-format calcext:target-range-address="'Credit Summary'.M7:'Credit Summary'.O7 'Credit Summary'.C7:'Credit Summary'.K7">
            <calcext:condition calcext:apply-style-name="Bad" calcext:value="=0" calcext:base-cell-address="'Credit Summary'.C7"/>
          </calcext:conditional-format>
        </calcext:conditional-formats>
      </table:table>
      <table:named-expressions/>
      <table:database-ranges>
        <table:database-range table:name="__Anonymous_Sheet_DB__1" table:target-range-address="Data.A1:Data.L445" table:display-filter-buttons="true">
          <table:filter>
            <table:filter-and>
              <table:filter-condition table:data-type="number" table:value="0" table:operator="=" table:field-number="1"/>
            </table:filter-and>
          </table:filter>
        </table:database-range>
      </table:database-ranges>
      <table:data-pilot-tables>
        <table:data-pilot-table table:name="DataPilot1" table:application-data="" table:target-range-address="'Pivot Table_Sheet3_1'.A1:'Pivot Table_Sheet3_1'.E8" table:buttons="'Pivot Table_Sheet3_1'.A1 'Pivot Table_Sheet3_1'.A5 'Pivot Table_Sheet3_1'.B3 'Pivot Table_Sheet3_1'.C3" table:show-filter-button="false" table:drill-down-on-double-click="false">
          <table:source-cell-range table:cell-range-address="Data.A1:Data.L445"/>
          <table:data-pilot-field table:source-field-name="cid" table:orientation="page" table:used-hierarchy="0" table:function="auto" loext:ignore-selected-page="true" table:selected-page="1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" table:display="false" table:show-details="true"/>
                <table:data-pilot-member table:name="1" table:display="true" table:show-details="true"/>
                <table:data-pilot-member table:name="2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yerPid" table:orientation="column" table:used-hierarchy="0" table:function="auto">
            <table:data-pilot-level table:show-empty="false" calcext:repeat-item-labels="false">
              <table:data-pilot-members>
                <table:data-pilot-member table:name="1005" table:display="true" table:show-details="true"/>
                <table:data-pilot-member table:name="1006" table:display="true" table:show-details="true"/>
                <table:data-pilot-member table:name="1007" table:display="true" table:show-details="true"/>
                <table:data-pilot-member table:name="1008" table:display="true" table:show-details="true"/>
                <table:data-pilot-member table:name="1009" table:display="true" table:show-details="true"/>
                <table:data-pilot-member table:name="1012" table:display="true" table:show-details="true"/>
                <table:data-pilot-member table:name="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11" table:display="true" table:show-details="true"/>
                <table:data-pilot-member table:name="10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de" table:orientation="row" table:used-hierarchy="0" table:function="auto">
            <table:data-pilot-level table:show-empty="false" calcext:repeat-item-labels="false">
              <table:data-pilot-members>
                <table:data-pilot-member table:name="203" table:display="true" table:show-details="true"/>
                <table:data-pilot-member table:name="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quare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  <table:data-pilot-member table:name="-1" table:display="true" table:show-details="true"/>
                <table:data-pilot-member table:name="1" table:display="true" table:show-details="true"/>
                <table:data-pilot-member table:name="8" table:display="true" table:show-details="true"/>
                <table:data-pilot-member table:name="27" table:display="true" table:show-details="true"/>
                <table:data-pilot-member table:name="45" table:display="true" table:show-details="true"/>
                <table:data-pilot-member table:name="58" table:display="true" table:show-details="true"/>
                <table:data-pilot-member table:name="63" table:display="true" table:show-details="true"/>
                <table:data-pilot-member table:name="70" table:display="true" table:show-details="true"/>
                <table:data-pilot-member table:name="79" table:display="true" table:show-details="true"/>
                <table:data-pilot-member table:name="83" table:display="true" table:show-details="true"/>
                <table:data-pilot-member table:name="89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bi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" table:display="true" table:show-details="true"/>
                <table:data-pilot-member table:name="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3_2'.A1:'Pivot Table_Sheet3_2'.G107" table:buttons="'Pivot Table_Sheet3_2'.A1 'Pivot Table_Sheet3_2'.A2 'Pivot Table_Sheet3_2'.A5 'Pivot Table_Sheet3_2'.B4" table:show-filter-button="false" table:drill-down-on-double-click="false">
          <table:source-cell-range table:cell-range-address="Data.A1:Data.L445"/>
          <table:data-pilot-field table:source-field-name="cid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wnerPid" table:orientation="page" table:used-hierarchy="0" table:function="auto" loext:ignore-selected-page="true" table:selected-page="1001">
            <table:data-pilot-level table:show-empty="false" calcext:repeat-item-labels="false">
              <table:data-pilot-members>
                <table:data-pilot-member table:name="1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de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quare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cument ID" table:orientation="data" table:used-hierarchy="0" table:function="count">
            <table:data-pilot-level table:show-empty="false" calcext:repeat-item-labels="false">
              <table:data-pilot-members>
                <table:data-pilot-member table:name="A00000896" table:display="true" table:show-details="true"/>
                <table:data-pilot-member table:name="A00000897" table:display="true" table:show-details="true"/>
                <table:data-pilot-member table:name="A00000898" table:display="true" table:show-details="true"/>
                <table:data-pilot-member table:name="A00000899" table:display="true" table:show-details="true"/>
                <table:data-pilot-member table:name="A00000900" table:display="true" table:show-details="true"/>
                <table:data-pilot-member table:name="A00000901" table:display="true" table:show-details="true"/>
                <table:data-pilot-member table:name="A00000902" table:display="true" table:show-details="true"/>
                <table:data-pilot-member table:name="A00000903" table:display="true" table:show-details="true"/>
                <table:data-pilot-member table:name="A00000904" table:display="true" table:show-details="true"/>
                <table:data-pilot-member table:name="A00000905" table:display="true" table:show-details="true"/>
                <table:data-pilot-member table:name="A00000906" table:display="true" table:show-details="true"/>
                <table:data-pilot-member table:name="A00000907" table:display="true" table:show-details="true"/>
                <table:data-pilot-member table:name="A00000908" table:display="true" table:show-details="true"/>
                <table:data-pilot-member table:name="A00000909" table:display="true" table:show-details="true"/>
                <table:data-pilot-member table:name="A00000910" table:display="true" table:show-details="true"/>
                <table:data-pilot-member table:name="A00000911" table:display="true" table:show-details="true"/>
                <table:data-pilot-member table:name="A00000912" table:display="true" table:show-details="true"/>
                <table:data-pilot-member table:name="A00000913" table:display="true" table:show-details="true"/>
                <table:data-pilot-member table:name="A00000914" table:display="true" table:show-details="true"/>
                <table:data-pilot-member table:name="A00000915" table:display="true" table:show-details="true"/>
                <table:data-pilot-member table:name="A00000916" table:display="true" table:show-details="true"/>
                <table:data-pilot-member table:name="A00000917" table:display="true" table:show-details="true"/>
                <table:data-pilot-member table:name="A00000918" table:display="true" table:show-details="true"/>
                <table:data-pilot-member table:name="A00000919" table:display="true" table:show-details="true"/>
                <table:data-pilot-member table:name="A00000920" table:display="true" table:show-details="true"/>
                <table:data-pilot-member table:name="A00000921" table:display="true" table:show-details="true"/>
                <table:data-pilot-member table:name="A00000922" table:display="true" table:show-details="true"/>
                <table:data-pilot-member table:name="A00000923" table:display="true" table:show-details="true"/>
                <table:data-pilot-member table:name="A00000924" table:display="true" table:show-details="true"/>
                <table:data-pilot-member table:name="A00000925" table:display="true" table:show-details="true"/>
                <table:data-pilot-member table:name="A00000926" table:display="true" table:show-details="true"/>
                <table:data-pilot-member table:name="A00000927" table:display="true" table:show-details="true"/>
                <table:data-pilot-member table:name="A00000928" table:display="true" table:show-details="true"/>
                <table:data-pilot-member table:name="A00000929" table:display="true" table:show-details="true"/>
                <table:data-pilot-member table:name="A00000930" table:display="true" table:show-details="true"/>
                <table:data-pilot-member table:name="A00000931" table:display="true" table:show-details="true"/>
                <table:data-pilot-member table:name="A00000932" table:display="true" table:show-details="true"/>
                <table:data-pilot-member table:name="A00000933" table:display="true" table:show-details="true"/>
                <table:data-pilot-member table:name="A00000934" table:display="true" table:show-details="true"/>
                <table:data-pilot-member table:name="A00000935" table:display="true" table:show-details="true"/>
                <table:data-pilot-member table:name="A00000936" table:display="true" table:show-details="true"/>
                <table:data-pilot-member table:name="A00000937" table:display="true" table:show-details="true"/>
                <table:data-pilot-member table:name="A00000938" table:display="true" table:show-details="true"/>
                <table:data-pilot-member table:name="A00000939" table:display="true" table:show-details="true"/>
                <table:data-pilot-member table:name="A00000940" table:display="true" table:show-details="true"/>
                <table:data-pilot-member table:name="A00000941" table:display="true" table:show-details="true"/>
                <table:data-pilot-member table:name="A00000942" table:display="true" table:show-details="true"/>
                <table:data-pilot-member table:name="A00000943" table:display="true" table:show-details="true"/>
                <table:data-pilot-member table:name="A00000944" table:display="true" table:show-details="true"/>
                <table:data-pilot-member table:name="A00000945" table:display="true" table:show-details="true"/>
                <table:data-pilot-member table:name="A00000946" table:display="true" table:show-details="true"/>
                <table:data-pilot-member table:name="A00000947" table:display="true" table:show-details="true"/>
                <table:data-pilot-member table:name="A00000948" table:display="true" table:show-details="true"/>
                <table:data-pilot-member table:name="A00000949" table:display="true" table:show-details="true"/>
                <table:data-pilot-member table:name="A00000950" table:display="true" table:show-details="true"/>
                <table:data-pilot-member table:name="A00000951" table:display="true" table:show-details="true"/>
                <table:data-pilot-member table:name="A00000952" table:display="true" table:show-details="true"/>
                <table:data-pilot-member table:name="A00000953" table:display="true" table:show-details="true"/>
                <table:data-pilot-member table:name="A00000954" table:display="true" table:show-details="true"/>
                <table:data-pilot-member table:name="A00000955" table:display="true" table:show-details="true"/>
                <table:data-pilot-member table:name="A00000956" table:display="true" table:show-details="true"/>
                <table:data-pilot-member table:name="A00000957" table:display="true" table:show-details="true"/>
                <table:data-pilot-member table:name="A00000958" table:display="true" table:show-details="true"/>
                <table:data-pilot-member table:name="A00000959" table:display="true" table:show-details="true"/>
                <table:data-pilot-member table:name="A00000960" table:display="true" table:show-details="true"/>
                <table:data-pilot-member table:name="A00000961" table:display="true" table:show-details="true"/>
                <table:data-pilot-member table:name="A00000962" table:display="true" table:show-details="true"/>
                <table:data-pilot-member table:name="A00000963" table:display="true" table:show-details="true"/>
                <table:data-pilot-member table:name="A00000964" table:display="true" table:show-details="true"/>
                <table:data-pilot-member table:name="A00000965" table:display="true" table:show-details="true"/>
                <table:data-pilot-member table:name="A00000966" table:display="true" table:show-details="true"/>
                <table:data-pilot-member table:name="A00000967" table:display="true" table:show-details="true"/>
                <table:data-pilot-member table:name="A00000968" table:display="true" table:show-details="true"/>
                <table:data-pilot-member table:name="A00000969" table:display="true" table:show-details="true"/>
                <table:data-pilot-member table:name="A00000970" table:display="true" table:show-details="true"/>
                <table:data-pilot-member table:name="A00000971" table:display="true" table:show-details="true"/>
                <table:data-pilot-member table:name="A00000972" table:display="true" table:show-details="true"/>
                <table:data-pilot-member table:name="A00000973" table:display="true" table:show-details="true"/>
                <table:data-pilot-member table:name="A00000974" table:display="true" table:show-details="true"/>
                <table:data-pilot-member table:name="A00000975" table:display="true" table:show-details="true"/>
                <table:data-pilot-member table:name="A00000976" table:display="true" table:show-details="true"/>
                <table:data-pilot-member table:name="A00000977" table:display="true" table:show-details="true"/>
                <table:data-pilot-member table:name="A00000978" table:display="true" table:show-details="true"/>
                <table:data-pilot-member table:name="A00000979" table:display="true" table:show-details="true"/>
                <table:data-pilot-member table:name="A00000980" table:display="true" table:show-details="true"/>
                <table:data-pilot-member table:name="A00000981" table:display="true" table:show-details="true"/>
                <table:data-pilot-member table:name="A00000982" table:display="true" table:show-details="true"/>
                <table:data-pilot-member table:name="A00000983" table:display="true" table:show-details="true"/>
                <table:data-pilot-member table:name="A00000984" table:display="true" table:show-details="true"/>
                <table:data-pilot-member table:name="A00000985" table:display="true" table:show-details="true"/>
                <table:data-pilot-member table:name="A00000986" table:display="true" table:show-details="true"/>
                <table:data-pilot-member table:name="A00000987" table:display="true" table:show-details="true"/>
                <table:data-pilot-member table:name="A00000988" table:display="true" table:show-details="true"/>
                <table:data-pilot-member table:name="A00000989" table:display="true" table:show-details="true"/>
                <table:data-pilot-member table:name="A00000990" table:display="true" table:show-details="true"/>
                <table:data-pilot-member table:name="A00000991" table:display="true" table:show-details="true"/>
                <table:data-pilot-member table:name="A00000992" table:display="true" table:show-details="true"/>
                <table:data-pilot-member table:name="A00000993" table:display="true" table:show-details="true"/>
                <table:data-pilot-member table:name="A00000994" table:display="true" table:show-details="true"/>
                <table:data-pilot-member table:name="A00000995" table:display="true" table:show-details="true"/>
                <table:data-pilot-member table:name="A00000996" table:display="true" table:show-details="true"/>
                <table:data-pilot-member table:name="A00000997" table:display="true" table:show-details="true"/>
                <table:data-pilot-member table:name="A00000998" table:display="true" table:show-details="true"/>
                <table:data-pilot-member table:name="A00000999" table:display="true" table:show-details="true"/>
                <table:data-pilot-member table:name="A00001000" table:display="true" table:show-details="true"/>
                <table:data-pilot-member table:name="A00001001" table:display="true" table:show-details="true"/>
                <table:data-pilot-member table:name="A00001002" table:display="true" table:show-details="true"/>
                <table:data-pilot-member table:name="A00001003" table:display="true" table:show-details="true"/>
                <table:data-pilot-member table:name="A00001004" table:display="true" table:show-details="true"/>
                <table:data-pilot-member table:name="A00001005" table:display="true" table:show-details="true"/>
                <table:data-pilot-member table:name="A00001006" table:display="true" table:show-details="true"/>
                <table:data-pilot-member table:name="A00001007" table:display="true" table:show-details="true"/>
                <table:data-pilot-member table:name="A00001008" table:display="true" table:show-details="true"/>
                <table:data-pilot-member table:name="A00001009" table:display="true" table:show-details="true"/>
                <table:data-pilot-member table:name="A00001010" table:display="true" table:show-details="true"/>
                <table:data-pilot-member table:name="A00001011" table:display="true" table:show-details="true"/>
                <table:data-pilot-member table:name="A00001012" table:display="true" table:show-details="true"/>
                <table:data-pilot-member table:name="A00001013" table:display="true" table:show-details="true"/>
                <table:data-pilot-member table:name="A00001014" table:display="true" table:show-details="true"/>
                <table:data-pilot-member table:name="A00001015" table:display="true" table:show-details="true"/>
                <table:data-pilot-member table:name="A00001039" table:display="true" table:show-details="true"/>
                <table:data-pilot-member table:name="A00001040" table:display="true" table:show-details="true"/>
                <table:data-pilot-member table:name="A00001041" table:display="true" table:show-details="true"/>
                <table:data-pilot-member table:name="A00001042" table:display="true" table:show-details="true"/>
                <table:data-pilot-member table:name="A00001043" table:display="true" table:show-details="true"/>
                <table:data-pilot-member table:name="A00001044" table:display="true" table:show-details="true"/>
                <table:data-pilot-member table:name="A00001045" table:display="true" table:show-details="true"/>
                <table:data-pilot-member table:name="A00001046" table:display="true" table:show-details="true"/>
                <table:data-pilot-member table:name="A00001047" table:display="true" table:show-details="true"/>
                <table:data-pilot-member table:name="A00001048" table:display="true" table:show-details="true"/>
                <table:data-pilot-member table:name="A00001049" table:display="true" table:show-details="true"/>
                <table:data-pilot-member table:name="A00001050" table:display="true" table:show-details="true"/>
                <table:data-pilot-member table:name="A00001051" table:display="true" table:show-details="true"/>
                <table:data-pilot-member table:name="A00001052" table:display="true" table:show-details="true"/>
                <table:data-pilot-member table:name="A00001053" table:display="true" table:show-details="true"/>
                <table:data-pilot-member table:name="A00001054" table:display="true" table:show-details="true"/>
                <table:data-pilot-member table:name="A00001055" table:display="true" table:show-details="true"/>
                <table:data-pilot-member table:name="A00001056" table:display="true" table:show-details="true"/>
                <table:data-pilot-member table:name="A00001057" table:display="true" table:show-details="true"/>
                <table:data-pilot-member table:name="A00001058" table:display="true" table:show-details="true"/>
                <table:data-pilot-member table:name="A00001059" table:display="true" table:show-details="true"/>
                <table:data-pilot-member table:name="A00001060" table:display="true" table:show-details="true"/>
                <table:data-pilot-member table:name="A00001061" table:display="true" table:show-details="true"/>
                <table:data-pilot-member table:name="A00001062" table:display="true" table:show-details="true"/>
                <table:data-pilot-member table:name="A00001063" table:display="true" table:show-details="true"/>
                <table:data-pilot-member table:name="A00001064" table:display="true" table:show-details="true"/>
                <table:data-pilot-member table:name="A00001065" table:display="true" table:show-details="true"/>
                <table:data-pilot-member table:name="A00001066" table:display="true" table:show-details="true"/>
                <table:data-pilot-member table:name="A00001067" table:display="true" table:show-details="true"/>
                <table:data-pilot-member table:name="A00001068" table:display="true" table:show-details="true"/>
                <table:data-pilot-member table:name="A00001074" table:display="true" table:show-details="true"/>
                <table:data-pilot-member table:name="A00001075" table:display="true" table:show-details="true"/>
                <table:data-pilot-member table:name="A00001076" table:display="true" table:show-details="true"/>
                <table:data-pilot-member table:name="A00001077" table:display="true" table:show-details="true"/>
                <table:data-pilot-member table:name="A00001078" table:display="true" table:show-details="true"/>
                <table:data-pilot-member table:name="A00001079" table:display="true" table:show-details="true"/>
                <table:data-pilot-member table:name="A00001080" table:display="true" table:show-details="true"/>
                <table:data-pilot-member table:name="A00001081" table:display="true" table:show-details="true"/>
                <table:data-pilot-member table:name="A00001082" table:display="true" table:show-details="true"/>
                <table:data-pilot-member table:name="A00001083" table:display="true" table:show-details="true"/>
                <table:data-pilot-member table:name="A00001084" table:display="true" table:show-details="true"/>
                <table:data-pilot-member table:name="A00001085" table:display="true" table:show-details="true"/>
                <table:data-pilot-member table:name="A00001086" table:display="true" table:show-details="true"/>
                <table:data-pilot-member table:name="A00001087" table:display="true" table:show-details="true"/>
                <table:data-pilot-member table:name="A00001088" table:display="true" table:show-details="true"/>
                <table:data-pilot-member table:name="A00001089" table:display="true" table:show-details="true"/>
                <table:data-pilot-member table:name="A00001090" table:display="true" table:show-details="true"/>
                <table:data-pilot-member table:name="A00001091" table:display="true" table:show-details="true"/>
                <table:data-pilot-member table:name="A00001092" table:display="true" table:show-details="true"/>
                <table:data-pilot-member table:name="A00001093" table:display="true" table:show-details="true"/>
                <table:data-pilot-member table:name="A00001094" table:display="true" table:show-details="true"/>
                <table:data-pilot-member table:name="A00001095" table:display="true" table:show-details="true"/>
                <table:data-pilot-member table:name="A00001096" table:display="true" table:show-details="true"/>
                <table:data-pilot-member table:name="A00001097" table:display="true" table:show-details="true"/>
                <table:data-pilot-member table:name="A00001098" table:display="true" table:show-details="true"/>
                <table:data-pilot-member table:name="A00001099" table:display="true" table:show-details="true"/>
                <table:data-pilot-member table:name="A00001100" table:display="true" table:show-details="true"/>
                <table:data-pilot-member table:name="A00001101" table:display="true" table:show-details="true"/>
                <table:data-pilot-member table:name="A00001102" table:display="true" table:show-details="true"/>
                <table:data-pilot-member table:name="A00001103" table:display="true" table:show-details="true"/>
                <table:data-pilot-member table:name="A00001104" table:display="true" table:show-details="true"/>
                <table:data-pilot-member table:name="A00001105" table:display="true" table:show-details="true"/>
                <table:data-pilot-member table:name="A00001106" table:display="true" table:show-details="true"/>
                <table:data-pilot-member table:name="A00001107" table:display="true" table:show-details="true"/>
                <table:data-pilot-member table:name="A00001108" table:display="true" table:show-details="true"/>
                <table:data-pilot-member table:name="A00001109" table:display="true" table:show-details="true"/>
                <table:data-pilot-member table:name="A00001110" table:display="true" table:show-details="true"/>
                <table:data-pilot-member table:name="A00001111" table:display="true" table:show-details="true"/>
                <table:data-pilot-member table:name="A00001112" table:display="true" table:show-details="true"/>
                <table:data-pilot-member table:name="A00001113" table:display="true" table:show-details="true"/>
                <table:data-pilot-member table:name="A00001114" table:display="true" table:show-details="true"/>
                <table:data-pilot-member table:name="A00001115" table:display="true" table:show-details="true"/>
                <table:data-pilot-member table:name="A00001116" table:display="true" table:show-details="true"/>
                <table:data-pilot-member table:name="A00001117" table:display="true" table:show-details="true"/>
                <table:data-pilot-member table:name="A00001118" table:display="true" table:show-details="true"/>
                <table:data-pilot-member table:name="A00001119" table:display="true" table:show-details="true"/>
                <table:data-pilot-member table:name="A00001120" table:display="true" table:show-details="true"/>
                <table:data-pilot-member table:name="A00001121" table:display="true" table:show-details="true"/>
                <table:data-pilot-member table:name="A00001122" table:display="true" table:show-details="true"/>
                <table:data-pilot-member table:name="A00001123" table:display="true" table:show-details="true"/>
                <table:data-pilot-member table:name="A00001124" table:display="true" table:show-details="true"/>
                <table:data-pilot-member table:name="A00001125" table:display="true" table:show-details="true"/>
                <table:data-pilot-member table:name="A00001126" table:display="true" table:show-details="true"/>
                <table:data-pilot-member table:name="A00001127" table:display="true" table:show-details="true"/>
                <table:data-pilot-member table:name="A00001128" table:display="true" table:show-details="true"/>
                <table:data-pilot-member table:name="A00001129" table:display="true" table:show-details="true"/>
                <table:data-pilot-member table:name="A00001130" table:display="true" table:show-details="true"/>
                <table:data-pilot-member table:name="A00001131" table:display="true" table:show-details="true"/>
                <table:data-pilot-member table:name="A00001132" table:display="true" table:show-details="true"/>
                <table:data-pilot-member table:name="A00001133" table:display="true" table:show-details="true"/>
                <table:data-pilot-member table:name="A00001134" table:display="true" table:show-details="true"/>
                <table:data-pilot-member table:name="A00001135" table:display="true" table:show-details="true"/>
                <table:data-pilot-member table:name="A00001136" table:display="true" table:show-details="true"/>
                <table:data-pilot-member table:name="A00001137" table:display="true" table:show-details="true"/>
                <table:data-pilot-member table:name="A00001138" table:display="true" table:show-details="true"/>
                <table:data-pilot-member table:name="A00001139" table:display="true" table:show-details="true"/>
                <table:data-pilot-member table:name="A00001140" table:display="true" table:show-details="true"/>
                <table:data-pilot-member table:name="A00001141" table:display="true" table:show-details="true"/>
                <table:data-pilot-member table:name="A00001142" table:display="true" table:show-details="true"/>
                <table:data-pilot-member table:name="A00001143" table:display="true" table:show-details="true"/>
                <table:data-pilot-member table:name="A00001144" table:display="true" table:show-details="true"/>
                <table:data-pilot-member table:name="A00001145" table:display="true" table:show-details="true"/>
                <table:data-pilot-member table:name="A00001146" table:display="true" table:show-details="true"/>
                <table:data-pilot-member table:name="A00001147" table:display="true" table:show-details="true"/>
                <table:data-pilot-member table:name="A00001148" table:display="true" table:show-details="true"/>
                <table:data-pilot-member table:name="A00001149" table:display="true" table:show-details="true"/>
                <table:data-pilot-member table:name="A00001150" table:display="true" table:show-details="true"/>
                <table:data-pilot-member table:name="A00001151" table:display="true" table:show-details="true"/>
                <table:data-pilot-member table:name="A00001152" table:display="true" table:show-details="true"/>
                <table:data-pilot-member table:name="A00001153" table:display="true" table:show-details="true"/>
                <table:data-pilot-member table:name="A00001154" table:display="true" table:show-details="true"/>
                <table:data-pilot-member table:name="A00001155" table:display="true" table:show-details="true"/>
                <table:data-pilot-member table:name="A00001156" table:display="true" table:show-details="true"/>
                <table:data-pilot-member table:name="A00001157" table:display="true" table:show-details="true"/>
                <table:data-pilot-member table:name="A00001158" table:display="true" table:show-details="true"/>
                <table:data-pilot-member table:name="A00001159" table:display="true" table:show-details="true"/>
                <table:data-pilot-member table:name="A00001160" table:display="true" table:show-details="true"/>
                <table:data-pilot-member table:name="A00001161" table:display="true" table:show-details="true"/>
                <table:data-pilot-member table:name="A00001162" table:display="true" table:show-details="true"/>
                <table:data-pilot-member table:name="A00001163" table:display="true" table:show-details="true"/>
                <table:data-pilot-member table:name="A00001164" table:display="true" table:show-details="true"/>
                <table:data-pilot-member table:name="A00001165" table:display="true" table:show-details="true"/>
                <table:data-pilot-member table:name="A00001166" table:display="true" table:show-details="true"/>
                <table:data-pilot-member table:name="A00001167" table:display="true" table:show-details="true"/>
                <table:data-pilot-member table:name="A00001168" table:display="true" table:show-details="true"/>
                <table:data-pilot-member table:name="A00001169" table:display="true" table:show-details="true"/>
                <table:data-pilot-member table:name="A00001170" table:display="true" table:show-details="true"/>
                <table:data-pilot-member table:name="A00001171" table:display="true" table:show-details="true"/>
                <table:data-pilot-member table:name="A00001172" table:display="true" table:show-details="true"/>
                <table:data-pilot-member table:name="A00001173" table:display="true" table:show-details="true"/>
                <table:data-pilot-member table:name="A00001174" table:display="true" table:show-details="true"/>
                <table:data-pilot-member table:name="A00001175" table:display="true" table:show-details="true"/>
                <table:data-pilot-member table:name="A00001176" table:display="true" table:show-details="true"/>
                <table:data-pilot-member table:name="A00001177" table:display="true" table:show-details="true"/>
                <table:data-pilot-member table:name="A00001178" table:display="true" table:show-details="true"/>
                <table:data-pilot-member table:name="A00001179" table:display="true" table:show-details="true"/>
                <table:data-pilot-member table:name="A00001180" table:display="true" table:show-details="true"/>
                <table:data-pilot-member table:name="A00001181" table:display="true" table:show-details="true"/>
                <table:data-pilot-member table:name="A00001182" table:display="true" table:show-details="true"/>
                <table:data-pilot-member table:name="A00001183" table:display="true" table:show-details="true"/>
                <table:data-pilot-member table:name="A00001184" table:display="true" table:show-details="true"/>
                <table:data-pilot-member table:name="A00001185" table:display="true" table:show-details="true"/>
                <table:data-pilot-member table:name="A00001186" table:display="true" table:show-details="true"/>
                <table:data-pilot-member table:name="A00001187" table:display="true" table:show-details="true"/>
                <table:data-pilot-member table:name="A00001188" table:display="true" table:show-details="true"/>
                <table:data-pilot-member table:name="A00001189" table:display="true" table:show-details="true"/>
                <table:data-pilot-member table:name="A00001190" table:display="true" table:show-details="true"/>
                <table:data-pilot-member table:name="A00001191" table:display="true" table:show-details="true"/>
                <table:data-pilot-member table:name="A00001192" table:display="true" table:show-details="true"/>
                <table:data-pilot-member table:name="A00001193" table:display="true" table:show-details="true"/>
                <table:data-pilot-member table:name="A00001194" table:display="true" table:show-details="true"/>
                <table:data-pilot-member table:name="A00001195" table:display="true" table:show-details="true"/>
                <table:data-pilot-member table:name="A00001196" table:display="true" table:show-details="true"/>
                <table:data-pilot-member table:name="A00001197" table:display="true" table:show-details="true"/>
                <table:data-pilot-member table:name="A00001198" table:display="true" table:show-details="true"/>
                <table:data-pilot-member table:name="A00001199" table:display="true" table:show-details="true"/>
                <table:data-pilot-member table:name="A00001200" table:display="true" table:show-details="true"/>
                <table:data-pilot-member table:name="A00001201" table:display="true" table:show-details="true"/>
                <table:data-pilot-member table:name="A00001202" table:display="true" table:show-details="true"/>
                <table:data-pilot-member table:name="A00001203" table:display="true" table:show-details="true"/>
                <table:data-pilot-member table:name="A00001204" table:display="true" table:show-details="true"/>
                <table:data-pilot-member table:name="A00001205" table:display="true" table:show-details="true"/>
                <table:data-pilot-member table:name="A00001206" table:display="true" table:show-details="true"/>
                <table:data-pilot-member table:name="A00001207" table:display="true" table:show-details="true"/>
                <table:data-pilot-member table:name="A00001208" table:display="true" table:show-details="true"/>
                <table:data-pilot-member table:name="A00001209" table:display="true" table:show-details="true"/>
                <table:data-pilot-member table:name="A00001210" table:display="true" table:show-details="true"/>
                <table:data-pilot-member table:name="A00001211" table:display="true" table:show-details="true"/>
                <table:data-pilot-member table:name="A00001212" table:display="true" table:show-details="true"/>
                <table:data-pilot-member table:name="A00001213" table:display="true" table:show-details="true"/>
                <table:data-pilot-member table:name="A00001214" table:display="true" table:show-details="true"/>
                <table:data-pilot-member table:name="A00001215" table:display="true" table:show-details="true"/>
                <table:data-pilot-member table:name="A00001216" table:display="true" table:show-details="true"/>
                <table:data-pilot-member table:name="A00001217" table:display="true" table:show-details="true"/>
                <table:data-pilot-member table:name="A00001218" table:display="true" table:show-details="true"/>
                <table:data-pilot-member table:name="A00001219" table:display="true" table:show-details="true"/>
                <table:data-pilot-member table:name="A00001220" table:display="true" table:show-details="true"/>
                <table:data-pilot-member table:name="A00001221" table:display="true" table:show-details="true"/>
                <table:data-pilot-member table:name="A00001222" table:display="true" table:show-details="true"/>
                <table:data-pilot-member table:name="A00001223" table:display="true" table:show-details="true"/>
                <table:data-pilot-member table:name="A00001224" table:display="true" table:show-details="true"/>
                <table:data-pilot-member table:name="A00001225" table:display="true" table:show-details="true"/>
                <table:data-pilot-member table:name="A00001226" table:display="true" table:show-details="true"/>
                <table:data-pilot-member table:name="A00001227" table:display="true" table:show-details="true"/>
                <table:data-pilot-member table:name="A00001228" table:display="true" table:show-details="true"/>
                <table:data-pilot-member table:name="A00001229" table:display="true" table:show-details="true"/>
                <table:data-pilot-member table:name="A00001230" table:display="true" table:show-details="true"/>
                <table:data-pilot-member table:name="A00001231" table:display="true" table:show-details="true"/>
                <table:data-pilot-member table:name="A00001232" table:display="true" table:show-details="true"/>
                <table:data-pilot-member table:name="A00001233" table:display="true" table:show-details="true"/>
                <table:data-pilot-member table:name="A00001234" table:display="true" table:show-details="true"/>
                <table:data-pilot-member table:name="A00001235" table:display="true" table:show-details="true"/>
                <table:data-pilot-member table:name="A00001236" table:display="true" table:show-details="true"/>
                <table:data-pilot-member table:name="A00001237" table:display="true" table:show-details="true"/>
                <table:data-pilot-member table:name="A00001238" table:display="true" table:show-details="true"/>
                <table:data-pilot-member table:name="A00001239" table:display="true" table:show-details="true"/>
                <table:data-pilot-member table:name="A00001240" table:display="true" table:show-details="true"/>
                <table:data-pilot-member table:name="A00001241" table:display="true" table:show-details="true"/>
                <table:data-pilot-member table:name="A00001242" table:display="true" table:show-details="true"/>
                <table:data-pilot-member table:name="A00001243" table:display="true" table:show-details="true"/>
                <table:data-pilot-member table:name="A00001244" table:display="true" table:show-details="true"/>
                <table:data-pilot-member table:name="A00001245" table:display="true" table:show-details="true"/>
                <table:data-pilot-member table:name="A00001246" table:display="true" table:show-details="true"/>
                <table:data-pilot-member table:name="A00001247" table:display="true" table:show-details="true"/>
                <table:data-pilot-member table:name="A00001248" table:display="true" table:show-details="true"/>
                <table:data-pilot-member table:name="A00001249" table:display="true" table:show-details="true"/>
                <table:data-pilot-member table:name="A00001250" table:display="true" table:show-details="true"/>
                <table:data-pilot-member table:name="A00001251" table:display="true" table:show-details="true"/>
                <table:data-pilot-member table:name="A00001252" table:display="true" table:show-details="true"/>
                <table:data-pilot-member table:name="A00001253" table:display="true" table:show-details="true"/>
                <table:data-pilot-member table:name="A00001254" table:display="true" table:show-details="true"/>
                <table:data-pilot-member table:name="A00001255" table:display="true" table:show-details="true"/>
                <table:data-pilot-member table:name="A00001256" table:display="true" table:show-details="true"/>
                <table:data-pilot-member table:name="A00001257" table:display="true" table:show-details="true"/>
                <table:data-pilot-member table:name="A00001258" table:display="true" table:show-details="true"/>
                <table:data-pilot-member table:name="A00001259" table:display="true" table:show-details="true"/>
                <table:data-pilot-member table:name="A00001260" table:display="true" table:show-details="true"/>
                <table:data-pilot-member table:name="A00001261" table:display="true" table:show-details="true"/>
                <table:data-pilot-member table:name="A00001262" table:display="true" table:show-details="true"/>
                <table:data-pilot-member table:name="A00001263" table:display="true" table:show-details="true"/>
                <table:data-pilot-member table:name="A00001264" table:display="true" table:show-details="true"/>
                <table:data-pilot-member table:name="A00001265" table:display="true" table:show-details="true"/>
                <table:data-pilot-member table:name="A0000126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00-00-00</text:date>, <text:time style:data-style-name="N2" text:time-value="07:15:10.905809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3:41:01.219033073</meta:creation-date>
    <dc:date>2024-09-15T10:36:01.014371115</dc:date>
    <meta:editing-duration>PT4H18M59S</meta:editing-duration>
    <meta:editing-cycles>24</meta:editing-cycles>
    <meta:generator>LibreOffice/24.2.6.2$Linux_X86_64 LibreOffice_project/420$Build-2</meta:generator>
    <meta:document-statistic meta:table-count="5" meta:cell-count="4700" meta:object-count="0"/>
  </office:meta>
</office:document-meta>
</file>